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ext-properties fo:color="#000000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M128</text:p>
          </table:table-cell>
          <table:table-cell table:style-name="ce1" office:value-type="string" calcext:value-type="string">
            <text:p>M64</text:p>
          </table:table-cell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16</text:p>
          </table:table-cell>
          <table:table-cell table:style-name="ce1" office:value-type="string" calcext:value-type="string">
            <text:p>M8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1</text:p>
          </table:table-cell>
          <table:table-cell table:style-name="ce4" office:value-type="string" calcext:value-type="string">
            <text:p>M0.5</text:p>
          </table:table-cell>
          <table:table-cell table:style-name="ce4" office:value-type="string" calcext:value-type="string">
            <text:p>M0.25</text:p>
          </table:table-cell>
          <table:table-cell table:style-name="ce4" office:value-type="string" calcext:value-type="string">
            <text:p>M0.125</text:p>
          </table:table-cell>
          <table:table-cell table:style-name="ce5" office:value-type="string" calcext:value-type="string">
            <text:p>Purity</text:p>
          </table:table-cell>
          <table:table-cell table:style-name="ce12" office:value-type="string" calcext:value-type="string">
            <text:p>WildType</text:p>
          </table:table-cell>
          <table:table-cell office:value-type="string" calcext:value-type="string">
            <text:p>IC50*pur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25378175413277" calcext:value-type="float">
            <text:p>0.0012537818</text:p>
          </table:table-cell>
          <table:table-cell office:value-type="float" office:value="0.00435135277119765" calcext:value-type="float">
            <text:p>0.0043513528</text:p>
          </table:table-cell>
          <table:table-cell office:value-type="float" office:value="0.000221256250133269" calcext:value-type="float">
            <text:p>0.0002212563</text:p>
          </table:table-cell>
          <table:table-cell office:value-type="float" office:value="-0.0000737502517332126" calcext:value-type="float">
            <text:p>-7.37502517332126E-005</text:p>
          </table:table-cell>
          <table:table-cell office:value-type="float" office:value="0.905302709588315" calcext:value-type="float">
            <text:p>0.9053027096</text:p>
          </table:table-cell>
          <table:table-cell office:value-type="float" office:value="0.999262470008" calcext:value-type="float">
            <text:p>0.99926247</text:p>
          </table:table-cell>
          <table:table-cell office:value-type="float" office:value="0.989232237954672" calcext:value-type="float">
            <text:p>0.989232238</text:p>
          </table:table-cell>
          <table:table-cell office:value-type="float" office:value="0.966811677873616" calcext:value-type="float">
            <text:p>0.96681167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  <table:table-cell office:value-type="float" office:value="2.98921380618065" calcext:value-type="float">
            <text:p>2.989213806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0.0000737502517332126" calcext:value-type="float">
            <text:p>-7.37502517332126E-005</text:p>
          </table:table-cell>
          <table:table-cell office:value-type="float" office:value="0.0024338077615987" calcext:value-type="float">
            <text:p>0.0024338078</text:p>
          </table:table-cell>
          <table:table-cell office:value-type="float" office:value="0.000221256250133269" calcext:value-type="float">
            <text:p>0.0002212563</text:p>
          </table:table-cell>
          <table:table-cell office:value-type="float" office:value="-0.000221256250133269" calcext:value-type="float">
            <text:p>-0.0002212563</text:p>
          </table:table-cell>
          <table:table-cell office:value-type="float" office:value="0.979939469954141" calcext:value-type="float">
            <text:p>0.97993947</text:p>
          </table:table-cell>
          <table:table-cell office:value-type="float" office:value="1.01622537408746" calcext:value-type="float">
            <text:p>1.0162253741</text:p>
          </table:table-cell>
          <table:table-cell office:value-type="float" office:value="0.991444805950938" calcext:value-type="float">
            <text:p>0.991444806</text:p>
          </table:table-cell>
          <table:table-cell office:value-type="float" office:value="0.983627141893877" calcext:value-type="float">
            <text:p>0.983627141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79.64" calcext:value-type="float">
            <text:p>79.64</text:p>
          </table:table-cell>
          <table:table-cell office:value-type="float" office:value="0" calcext:value-type="float">
            <text:p>0</text:p>
          </table:table-cell>
          <table:table-cell office:value-type="float" office:value="8.02420241834444" calcext:value-type="float">
            <text:p>8.02420241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00361383376906463" calcext:value-type="float">
            <text:p>0.0036138338</text:p>
          </table:table-cell>
          <table:table-cell office:value-type="float" office:value="0.000663763255466177" calcext:value-type="float">
            <text:p>0.0006637633</text:p>
          </table:table-cell>
          <table:table-cell office:value-type="float" office:value="0.194188358175896" calcext:value-type="float">
            <text:p>0.1941883582</text:p>
          </table:table-cell>
          <table:table-cell office:value-type="float" office:value="0.999704966023465" calcext:value-type="float">
            <text:p>0.999704966</text:p>
          </table:table-cell>
          <table:table-cell office:value-type="float" office:value="1.01593040605013" calcext:value-type="float">
            <text:p>1.0159304061</text:p>
          </table:table-cell>
          <table:table-cell office:value-type="float" office:value="1.01047275004853" calcext:value-type="float">
            <text:p>1.01047275</text:p>
          </table:table-cell>
          <table:table-cell office:value-type="float" office:value="0.976251885933343" calcext:value-type="float">
            <text:p>0.976251885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50.07" calcext:value-type="float">
            <text:p>50.07</text:p>
          </table:table-cell>
          <table:table-cell office:value-type="float" office:value="0" calcext:value-type="float">
            <text:p>0</text:p>
          </table:table-cell>
          <table:table-cell office:value-type="float" office:value="7.14928849377683" calcext:value-type="float">
            <text:p>7.149288493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241168213658537" calcext:value-type="float">
            <text:p>0.0241168214</text:p>
          </table:table-cell>
          <table:table-cell office:value-type="float" office:value="0.0102514937983946" calcext:value-type="float">
            <text:p>0.0102514938</text:p>
          </table:table-cell>
          <table:table-cell office:value-type="float" office:value="0.00494136577493061" calcext:value-type="float">
            <text:p>0.0049413658</text:p>
          </table:table-cell>
          <table:table-cell office:value-type="float" office:value="0.00656390428266308" calcext:value-type="float">
            <text:p>0.0065639043</text:p>
          </table:table-cell>
          <table:table-cell office:value-type="float" office:value="-0.0014012822575992" calcext:value-type="float">
            <text:p>-0.0014012823</text:p>
          </table:table-cell>
          <table:table-cell office:value-type="float" office:value="0.710450604641754" calcext:value-type="float">
            <text:p>0.7104506046</text:p>
          </table:table-cell>
          <table:table-cell office:value-type="float" office:value="0.955601397833088" calcext:value-type="float">
            <text:p>0.9556013978</text:p>
          </table:table-cell>
          <table:table-cell office:value-type="float" office:value="0.925658229651239" calcext:value-type="float">
            <text:p>0.925658229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87.12" calcext:value-type="float">
            <text:p>87.12</text:p>
          </table:table-cell>
          <table:table-cell office:value-type="float" office:value="0" calcext:value-type="float">
            <text:p>0</text:p>
          </table:table-cell>
          <table:table-cell office:value-type="float" office:value="3.73868890870696" calcext:value-type="float">
            <text:p>3.73868890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00737502517332126" calcext:value-type="float">
            <text:p>7.37502517332126E-005</text:p>
          </table:table-cell>
          <table:table-cell office:value-type="float" office:value="0.00199129526133216" calcext:value-type="float">
            <text:p>0.0019912953</text:p>
          </table:table-cell>
          <table:table-cell office:value-type="float" office:value="0.00154878825599925" calcext:value-type="float">
            <text:p>0.0015487883</text:p>
          </table:table-cell>
          <table:table-cell office:value-type="float" office:value="0.745703988766004" calcext:value-type="float">
            <text:p>0.7457039888</text:p>
          </table:table-cell>
          <table:table-cell office:value-type="float" office:value="1.02773062216532" calcext:value-type="float">
            <text:p>1.0277306222</text:p>
          </table:table-cell>
          <table:table-cell office:value-type="float" office:value="1.02227305408266" calcext:value-type="float">
            <text:p>1.0222730541</text:p>
          </table:table-cell>
          <table:table-cell office:value-type="float" office:value="1.01843794208372" calcext:value-type="float">
            <text:p>1.0184379421</text:p>
          </table:table-cell>
          <table:table-cell office:value-type="float" office:value="0.979792029894945" calcext:value-type="float">
            <text:p>0.97979202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75.18" calcext:value-type="float">
            <text:p>75.18</text:p>
          </table:table-cell>
          <table:table-cell office:value-type="float" office:value="0" calcext:value-type="float">
            <text:p>0</text:p>
          </table:table-cell>
          <table:table-cell office:value-type="float" office:value="13.3009142170046" calcext:value-type="float">
            <text:p>13.30091421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0.00258130826506512" calcext:value-type="float">
            <text:p>0.0025813083</text:p>
          </table:table-cell>
          <table:table-cell table:style-name="ce3" office:value-type="float" office:value="0.00361383376906463" calcext:value-type="float">
            <text:p>0.0036138338</text:p>
          </table:table-cell>
          <table:table-cell table:style-name="ce3" office:value-type="float" office:value="-0.00199129526133216" calcext:value-type="float">
            <text:p>-0.0019912953</text:p>
          </table:table-cell>
          <table:table-cell table:style-name="ce3" office:value-type="float" office:value="0.0000737502517332126" calcext:value-type="float">
            <text:p>7.37502517332126E-005</text:p>
          </table:table-cell>
          <table:table-cell table:style-name="ce3" office:value-type="float" office:value="0.29906334267984" calcext:value-type="float">
            <text:p>0.2990633427</text:p>
          </table:table-cell>
          <table:table-cell table:style-name="ce3" office:value-type="float" office:value="0.930230805702968" calcext:value-type="float">
            <text:p>0.9302308057</text:p>
          </table:table-cell>
          <table:table-cell table:style-name="ce3" office:value-type="float" office:value="1.01150527005759" calcext:value-type="float">
            <text:p>1.0115052701</text:p>
          </table:table-cell>
          <table:table-cell table:style-name="ce3" office:value-type="float" office:value="0.962681597837352" calcext:value-type="float">
            <text:p>0.96268159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70.32" calcext:value-type="float">
            <text:p>70.32</text:p>
          </table:table-cell>
          <table:table-cell office:value-type="float" office:value="0" calcext:value-type="float">
            <text:p>0</text:p>
          </table:table-cell>
          <table:table-cell office:value-type="float" office:value="4.77003551824631" calcext:value-type="float">
            <text:p>4.770035518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-0.0014012822575992" calcext:value-type="float">
            <text:p>-0.0014012823</text:p>
          </table:table-cell>
          <table:table-cell table:style-name="ce3" office:value-type="float" office:value="0.00169628875946568" calcext:value-type="float">
            <text:p>0.0016962888</text:p>
          </table:table-cell>
          <table:table-cell table:style-name="ce3" office:value-type="float" office:value="0.382402847052597" calcext:value-type="float">
            <text:p>0.3824028471</text:p>
          </table:table-cell>
          <table:table-cell table:style-name="ce3" office:value-type="float" office:value="0.978611981907744" calcext:value-type="float">
            <text:p>0.9786119819</text:p>
          </table:table-cell>
          <table:table-cell table:style-name="ce3" office:value-type="float" office:value="0.980677021925876" calcext:value-type="float">
            <text:p>0.9806770219</text:p>
          </table:table-cell>
          <table:table-cell table:style-name="ce3" office:value-type="float" office:value="0.977284405942409" calcext:value-type="float">
            <text:p>0.9772844059</text:p>
          </table:table-cell>
          <table:table-cell table:style-name="ce3" office:value-type="float" office:value="0.959731565788289" calcext:value-type="float">
            <text:p>0.9597315658</text:p>
          </table:table-cell>
          <table:table-cell table:style-name="ce3" office:value-type="float" office:value="0.941736141699766" calcext:value-type="float">
            <text:p>0.941736141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63.13" calcext:value-type="float">
            <text:p>63.13</text:p>
          </table:table-cell>
          <table:table-cell office:value-type="float" office:value="0" calcext:value-type="float">
            <text:p>0</text:p>
          </table:table-cell>
          <table:table-cell office:value-type="float" office:value="19.1688897108003" calcext:value-type="float">
            <text:p>19.16888971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.00169628875946568" calcext:value-type="float">
            <text:p>0.0016962888</text:p>
          </table:table-cell>
          <table:table-cell table:style-name="ce3" office:value-type="float" office:value="0.00154878825599925" calcext:value-type="float">
            <text:p>0.0015487883</text:p>
          </table:table-cell>
          <table:table-cell table:style-name="ce3" office:value-type="float" office:value="-0.000811269253866233" calcext:value-type="float">
            <text:p>-0.0008112693</text:p>
          </table:table-cell>
          <table:table-cell table:style-name="ce3" office:value-type="float" office:value="0.000811269253866233" calcext:value-type="float">
            <text:p>0.0008112693</text:p>
          </table:table-cell>
          <table:table-cell table:style-name="ce3" office:value-type="float" office:value="0.0378346484298465" calcext:value-type="float">
            <text:p>0.0378346484</text:p>
          </table:table-cell>
          <table:table-cell table:style-name="ce3" office:value-type="float" office:value="1.02743565412799" calcext:value-type="float">
            <text:p>1.0274356541</text:p>
          </table:table-cell>
          <table:table-cell table:style-name="ce3" office:value-type="float" office:value="1.01430786204746" calcext:value-type="float">
            <text:p>1.014307862</text:p>
          </table:table-cell>
          <table:table-cell table:style-name="ce3" office:value-type="float" office:value="0.977726989876813" calcext:value-type="float">
            <text:p>0.97772698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62.67" calcext:value-type="float">
            <text:p>62.67</text:p>
          </table:table-cell>
          <table:table-cell office:value-type="float" office:value="0" calcext:value-type="float">
            <text:p>0</text:p>
          </table:table-cell>
          <table:table-cell office:value-type="float" office:value="4.27567785547798" calcext:value-type="float">
            <text:p>4.275677855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-0.000663768750399808" calcext:value-type="float">
            <text:p>-0.0006637688</text:p>
          </table:table-cell>
          <table:table-cell table:style-name="ce3" office:value-type="float" office:value="0.000958769757332659" calcext:value-type="float">
            <text:p>0.0009587698</text:p>
          </table:table-cell>
          <table:table-cell table:style-name="ce3" office:value-type="float" office:value="-0.0014012822575992" calcext:value-type="float">
            <text:p>-0.0014012823</text:p>
          </table:table-cell>
          <table:table-cell table:style-name="ce3" office:value-type="float" office:value="0.673722204492971" calcext:value-type="float">
            <text:p>0.6737222045</text:p>
          </table:table-cell>
          <table:table-cell table:style-name="ce3" office:value-type="float" office:value="1.02655057417812" calcext:value-type="float">
            <text:p>1.0265505742</text:p>
          </table:table-cell>
          <table:table-cell table:style-name="ce3" office:value-type="float" office:value="1.01829041410559" calcext:value-type="float">
            <text:p>1.0182904141</text:p>
          </table:table-cell>
          <table:table-cell table:style-name="ce3" office:value-type="float" office:value="1.0004425179952" calcext:value-type="float">
            <text:p>1.000442518</text:p>
          </table:table-cell>
          <table:table-cell table:style-name="ce3" office:value-type="float" office:value="0.981857069913077" calcext:value-type="float">
            <text:p>0.98185706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72.84" calcext:value-type="float">
            <text:p>72.84</text:p>
          </table:table-cell>
          <table:table-cell office:value-type="float" office:value="0" calcext:value-type="float">
            <text:p>0</text:p>
          </table:table-cell>
          <table:table-cell office:value-type="float" office:value="12.4836133918574" calcext:value-type="float">
            <text:p>12.48361339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-0.00095877525226629" calcext:value-type="float">
            <text:p>-0.0009587753</text:p>
          </table:table-cell>
          <table:table-cell table:style-name="ce3" office:value-type="float" office:value="0.000663763255466177" calcext:value-type="float">
            <text:p>0.0006637633</text:p>
          </table:table-cell>
          <table:table-cell table:style-name="ce3" office:value-type="float" office:value="-0.000368756753599695" calcext:value-type="float">
            <text:p>-0.0003687568</text:p>
          </table:table-cell>
          <table:table-cell table:style-name="ce3" office:value-type="float" office:value="0.00715391728639604" calcext:value-type="float">
            <text:p>0.0071539173</text:p>
          </table:table-cell>
          <table:table-cell table:style-name="ce3" office:value-type="float" office:value="0.548196775848241" calcext:value-type="float">
            <text:p>0.5481967758</text:p>
          </table:table-cell>
          <table:table-cell table:style-name="ce3" office:value-type="float" office:value="1.02787815014345" calcext:value-type="float">
            <text:p>1.0278781501</text:p>
          </table:table-cell>
          <table:table-cell table:style-name="ce3" office:value-type="float" office:value="1.02448553415998" calcext:value-type="float">
            <text:p>1.0244855342</text:p>
          </table:table-cell>
          <table:table-cell table:style-name="ce3" office:value-type="float" office:value="0.976989437905078" calcext:value-type="float">
            <text:p>0.97698943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9" office:value-type="float" office:value="77.56" calcext:value-type="float">
            <text:p>77.56</text:p>
          </table:table-cell>
          <table:table-cell office:value-type="float" office:value="0" calcext:value-type="float">
            <text:p>0</text:p>
          </table:table-cell>
          <table:table-cell office:value-type="float" office:value="6.29752325578905" calcext:value-type="float">
            <text:p>6.29752325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-0.000368756753599695" calcext:value-type="float">
            <text:p>-0.0003687568</text:p>
          </table:table-cell>
          <table:table-cell table:style-name="ce3" office:value-type="float" office:value="0.000663763255466177" calcext:value-type="float">
            <text:p>0.0006637633</text:p>
          </table:table-cell>
          <table:table-cell table:style-name="ce3" office:value-type="float" office:value="-0.000811269253866233" calcext:value-type="float">
            <text:p>-0.0008112693</text:p>
          </table:table-cell>
          <table:table-cell table:style-name="ce3" office:value-type="float" office:value="0.863264269335007" calcext:value-type="float">
            <text:p>0.8632642693</text:p>
          </table:table-cell>
          <table:table-cell table:style-name="ce3" office:value-type="float" office:value="0.928755816054118" calcext:value-type="float">
            <text:p>0.9287558161</text:p>
          </table:table-cell>
          <table:table-cell table:style-name="ce3" office:value-type="float" office:value="1.00914517408319" calcext:value-type="float">
            <text:p>1.0091451741</text:p>
          </table:table-cell>
          <table:table-cell table:style-name="ce3" office:value-type="float" office:value="1.00663760288202" calcext:value-type="float">
            <text:p>1.0066376029</text:p>
          </table:table-cell>
          <table:table-cell table:style-name="ce3" office:value-type="float" office:value="0.990854781957338" calcext:value-type="float">
            <text:p>0.9908547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70.8" calcext:value-type="float">
            <text:p>70.8</text:p>
          </table:table-cell>
          <table:table-cell office:value-type="float" office:value="0" calcext:value-type="float">
            <text:p>0</text:p>
          </table:table-cell>
          <table:table-cell office:value-type="float" office:value="13.2447060065247" calcext:value-type="float">
            <text:p>13.244706006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0.00140722927216147" calcext:value-type="float">
            <text:p>0.0014072293</text:p>
          </table:table-cell>
          <table:table-cell table:style-name="ce3" office:value-type="float" office:value="0.00313920831054432" calcext:value-type="float">
            <text:p>0.0031392083</text:p>
          </table:table-cell>
          <table:table-cell table:style-name="ce3" office:value-type="float" office:value="0.00126290082207467" calcext:value-type="float">
            <text:p>0.0012629008</text:p>
          </table:table-cell>
          <table:table-cell table:style-name="ce3" office:value-type="float" office:value="0.355885123678098" calcext:value-type="float">
            <text:p>0.3558851237</text:p>
          </table:table-cell>
          <table:table-cell table:style-name="ce3" office:value-type="float" office:value="0.934220939142558" calcext:value-type="float">
            <text:p>0.9342209391</text:p>
          </table:table-cell>
          <table:table-cell table:style-name="ce3" office:value-type="float" office:value="0.995417449388385" calcext:value-type="float">
            <text:p>0.9954174494</text:p>
          </table:table-cell>
          <table:table-cell table:style-name="ce3" office:value-type="float" office:value="1.00407739297117" calcext:value-type="float">
            <text:p>1.004077393</text:p>
          </table:table-cell>
          <table:table-cell table:style-name="ce3" office:value-type="float" office:value="0.994407134107488" calcext:value-type="float">
            <text:p>0.99440713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0" calcext:value-type="float">
            <text:p>0</text:p>
          </table:table-cell>
          <table:table-cell office:value-type="float" office:value="10.924067538331" calcext:value-type="float">
            <text:p>10.924067538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0.00249322273444631" calcext:value-type="float">
            <text:p>0.0024932227</text:p>
          </table:table-cell>
          <table:table-cell table:style-name="ce3" office:value-type="float" office:value="0.00321589809772327" calcext:value-type="float">
            <text:p>0.0032158981</text:p>
          </table:table-cell>
          <table:table-cell table:style-name="ce3" office:value-type="float" office:value="0.349376691758827" calcext:value-type="float">
            <text:p>0.3493766918</text:p>
          </table:table-cell>
          <table:table-cell table:style-name="ce3" office:value-type="float" office:value="0.8815537136407" calcext:value-type="float">
            <text:p>0.8815537136</text:p>
          </table:table-cell>
          <table:table-cell table:style-name="ce3" office:value-type="float" office:value="1.07841009923233" calcext:value-type="float">
            <text:p>1.0784100992</text:p>
          </table:table-cell>
          <table:table-cell table:style-name="ce3" office:value-type="float" office:value="1.00672084103436" calcext:value-type="float">
            <text:p>1.006720841</text:p>
          </table:table-cell>
          <table:table-cell table:style-name="ce3" office:value-type="float" office:value="1.01235777132626" calcext:value-type="float">
            <text:p>1.0123577713</text:p>
          </table:table-cell>
          <table:table-cell table:style-name="ce3" office:value-type="float" office:value="0.982872607889621" calcext:value-type="float">
            <text:p>0.98287260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6.6" calcext:value-type="float">
            <text:p>76.6</text:p>
          </table:table-cell>
          <table:table-cell office:value-type="float" office:value="0" calcext:value-type="float">
            <text:p>0</text:p>
          </table:table-cell>
          <table:table-cell office:value-type="float" office:value="20.7464896273736" calcext:value-type="float">
            <text:p>20.746489627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0.00212888765288458" calcext:value-type="float">
            <text:p>0.0021288877</text:p>
          </table:table-cell>
          <table:table-cell table:style-name="ce3" office:value-type="float" office:value="0.00342787058748095" calcext:value-type="float">
            <text:p>0.0034278706</text:p>
          </table:table-cell>
          <table:table-cell table:style-name="ce3" office:value-type="float" office:value="0.00184022537594794" calcext:value-type="float">
            <text:p>0.0018402254</text:p>
          </table:table-cell>
          <table:table-cell table:style-name="ce3" office:value-type="float" office:value="0.00256188375667105" calcext:value-type="float">
            <text:p>0.0025618838</text:p>
          </table:table-cell>
          <table:table-cell table:style-name="ce3" office:value-type="float" office:value="0.612506323392572" calcext:value-type="float">
            <text:p>0.6125063234</text:p>
          </table:table-cell>
          <table:table-cell table:style-name="ce3" office:value-type="float" office:value="1.00696398347995" calcext:value-type="float">
            <text:p>1.0069639835</text:p>
          </table:table-cell>
          <table:table-cell table:style-name="ce3" office:value-type="float" office:value="0.996860744642779" calcext:value-type="float">
            <text:p>0.9968607446</text:p>
          </table:table-cell>
          <table:table-cell table:style-name="ce3" office:value-type="float" office:value="1.00176805174157" calcext:value-type="float">
            <text:p>1.00176805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31" calcext:value-type="float">
            <text:p>83.31</text:p>
          </table:table-cell>
          <table:table-cell office:value-type="float" office:value="0" calcext:value-type="float">
            <text:p>0</text:p>
          </table:table-cell>
          <table:table-cell office:value-type="float" office:value="6.88153422563564" calcext:value-type="float">
            <text:p>6.881534225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0.00018067018690427" calcext:value-type="float">
            <text:p>0.0001806702</text:p>
          </table:table-cell>
          <table:table-cell table:style-name="ce3" office:value-type="float" office:value="0.00177055275550949" calcext:value-type="float">
            <text:p>0.0017705528</text:p>
          </table:table-cell>
          <table:table-cell table:style-name="ce3" office:value-type="float" office:value="0.418897913098282" calcext:value-type="float">
            <text:p>0.4188979131</text:p>
          </table:table-cell>
          <table:table-cell table:style-name="ce3" office:value-type="float" office:value="0.966251106840291" calcext:value-type="float">
            <text:p>0.9662511068</text:p>
          </table:table-cell>
          <table:table-cell table:style-name="ce3" office:value-type="float" office:value="1.01308039284614" calcext:value-type="float">
            <text:p>1.0130803928</text:p>
          </table:table-cell>
          <table:table-cell table:style-name="ce3" office:value-type="float" office:value="1.01727190779941" calcext:value-type="float">
            <text:p>1.0172719078</text:p>
          </table:table-cell>
          <table:table-cell table:style-name="ce3" office:value-type="float" office:value="1.01380310051546" calcext:value-type="float">
            <text:p>1.0138031005</text:p>
          </table:table-cell>
          <table:table-cell table:style-name="ce3" office:value-type="float" office:value="0.992845525749106" calcext:value-type="float">
            <text:p>0.9928455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.11" calcext:value-type="float">
            <text:p>82.11</text:p>
          </table:table-cell>
          <table:table-cell office:value-type="float" office:value="0" calcext:value-type="float">
            <text:p>0</text:p>
          </table:table-cell>
          <table:table-cell office:value-type="float" office:value="24.7133182627009" calcext:value-type="float">
            <text:p>24.71331826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0.00018067018690427" calcext:value-type="float">
            <text:p>0.0001806702</text:p>
          </table:table-cell>
          <table:table-cell table:style-name="ce3" office:value-type="float" office:value="0.0019150845975608" calcext:value-type="float">
            <text:p>0.0019150846</text:p>
          </table:table-cell>
          <table:table-cell table:style-name="ce3" office:value-type="float" office:value="0.0000361329605128285" calcext:value-type="float">
            <text:p>0.000036133</text:p>
          </table:table-cell>
          <table:table-cell table:style-name="ce3" office:value-type="float" office:value="0.979114769227606" calcext:value-type="float">
            <text:p>0.9791147692</text:p>
          </table:table-cell>
          <table:table-cell table:style-name="ce3" office:value-type="float" office:value="1.0010839968919" calcext:value-type="float">
            <text:p>1.0010839969</text:p>
          </table:table-cell>
          <table:table-cell table:style-name="ce3" office:value-type="float" office:value="1.00180670456121" calcext:value-type="float">
            <text:p>1.0018067046</text:p>
          </table:table-cell>
          <table:table-cell table:style-name="ce3" office:value-type="float" office:value="1.01756102532691" calcext:value-type="float">
            <text:p>1.0175610253</text:p>
          </table:table-cell>
          <table:table-cell table:style-name="ce3" office:value-type="float" office:value="0.999783226466454" calcext:value-type="float">
            <text:p>0.999783226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6.66" calcext:value-type="float">
            <text:p>76.66</text:p>
          </table:table-cell>
          <table:table-cell office:value-type="float" office:value="0" calcext:value-type="float">
            <text:p>0</text:p>
          </table:table-cell>
          <table:table-cell office:value-type="float" office:value="16.263723844132" calcext:value-type="float">
            <text:p>16.263723844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0.00061427109739834" calcext:value-type="float">
            <text:p>0.0006142711</text:p>
          </table:table-cell>
          <table:table-cell table:style-name="ce3" office:value-type="float" office:value="0.002348690892395" calcext:value-type="float">
            <text:p>0.0023486909</text:p>
          </table:table-cell>
          <table:table-cell table:style-name="ce3" office:value-type="float" office:value="0.000903340165841095" calcext:value-type="float">
            <text:p>0.0009033402</text:p>
          </table:table-cell>
          <table:table-cell table:style-name="ce3" office:value-type="float" office:value="0.427859091910389" calcext:value-type="float">
            <text:p>0.4278590919</text:p>
          </table:table-cell>
          <table:table-cell table:style-name="ce3" office:value-type="float" office:value="1.0117796224207" calcext:value-type="float">
            <text:p>1.0117796224</text:p>
          </table:table-cell>
          <table:table-cell table:style-name="ce3" office:value-type="float" office:value="1.01047876584582" calcext:value-type="float">
            <text:p>1.0104787658</text:p>
          </table:table-cell>
          <table:table-cell table:style-name="ce3" office:value-type="float" office:value="1.01438124942102" calcext:value-type="float">
            <text:p>1.0143812494</text:p>
          </table:table-cell>
          <table:table-cell table:style-name="ce3" office:value-type="float" office:value="0.98894312832334" calcext:value-type="float">
            <text:p>0.98894312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.34" calcext:value-type="float">
            <text:p>69.34</text:p>
          </table:table-cell>
          <table:table-cell office:value-type="float" office:value="0" calcext:value-type="float">
            <text:p>0</text:p>
          </table:table-cell>
          <table:table-cell office:value-type="float" office:value="10.824843790305" calcext:value-type="float">
            <text:p>10.824843790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0.00943089653009283" calcext:value-type="float">
            <text:p>0.0094308965</text:p>
          </table:table-cell>
          <table:table-cell table:style-name="ce3" office:value-type="float" office:value="0.000325202028955584" calcext:value-type="float">
            <text:p>0.000325202</text:p>
          </table:table-cell>
          <table:table-cell table:style-name="ce3" office:value-type="float" office:value="-0.000686542402764124" calcext:value-type="float">
            <text:p>-0.0006865424</text:p>
          </table:table-cell>
          <table:table-cell table:style-name="ce3" office:value-type="float" office:value="0.00177055577074" calcext:value-type="float">
            <text:p>0.0017705558</text:p>
          </table:table-cell>
          <table:table-cell table:style-name="ce3" office:value-type="float" office:value="0.00278229180288907" calcext:value-type="float">
            <text:p>0.0027822918</text:p>
          </table:table-cell>
          <table:table-cell table:style-name="ce3" office:value-type="float" office:value="0.753351369104903" calcext:value-type="float">
            <text:p>0.7533513691</text:p>
          </table:table-cell>
          <table:table-cell table:style-name="ce3" office:value-type="float" office:value="0.785582632156182" calcext:value-type="float">
            <text:p>0.7855826322</text:p>
          </table:table-cell>
          <table:table-cell table:style-name="ce3" office:value-type="float" office:value="0.995013562607618" calcext:value-type="float">
            <text:p>0.9950135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44" calcext:value-type="float">
            <text:p>61.44</text:p>
          </table:table-cell>
          <table:table-cell office:value-type="float" office:value="0" calcext:value-type="float">
            <text:p>0</text:p>
          </table:table-cell>
          <table:table-cell office:value-type="float" office:value="2.91239846622223" calcext:value-type="float">
            <text:p>2.912398466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-0.00097561147120688" calcext:value-type="float">
            <text:p>-0.0009756115</text:p>
          </table:table-cell>
          <table:table-cell table:style-name="ce3" office:value-type="float" office:value="0.00119240923428385" calcext:value-type="float">
            <text:p>0.0011924092</text:p>
          </table:table-cell>
          <table:table-cell table:style-name="ce3" office:value-type="float" office:value="0.379295402262563" calcext:value-type="float">
            <text:p>0.3792954023</text:p>
          </table:table-cell>
          <table:table-cell table:style-name="ce3" office:value-type="float" office:value="0.621824776048906" calcext:value-type="float">
            <text:p>0.621824776</text:p>
          </table:table-cell>
          <table:table-cell table:style-name="ce3" office:value-type="float" office:value="0.991400196559913" calcext:value-type="float">
            <text:p>0.9914001966</text:p>
          </table:table-cell>
          <table:table-cell table:style-name="ce3" office:value-type="float" office:value="1.00484192170335" calcext:value-type="float">
            <text:p>1.0048419217</text:p>
          </table:table-cell>
          <table:table-cell table:style-name="ce3" office:value-type="float" office:value="1.01813908808304" calcext:value-type="float">
            <text:p>1.0181390881</text:p>
          </table:table-cell>
          <table:table-cell table:style-name="ce3" office:value-type="float" office:value="0.9942908549383" calcext:value-type="float">
            <text:p>0.99429085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.41" calcext:value-type="float">
            <text:p>68.41</text:p>
          </table:table-cell>
          <table:table-cell office:value-type="float" office:value="0" calcext:value-type="float">
            <text:p>0</text:p>
          </table:table-cell>
          <table:table-cell office:value-type="float" office:value="15.752522660795" calcext:value-type="float">
            <text:p>15.75252266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-0.00314363217669761" calcext:value-type="float">
            <text:p>-0.0031436322</text:p>
          </table:table-cell>
          <table:table-cell table:style-name="ce3" office:value-type="float" office:value="-0.00155374960809239" calcext:value-type="float">
            <text:p>-0.0015537496</text:p>
          </table:table-cell>
          <table:table-cell table:style-name="ce3" office:value-type="float" office:value="-0.00112014331325819" calcext:value-type="float">
            <text:p>-0.0011201433</text:p>
          </table:table-cell>
          <table:table-cell table:style-name="ce3" office:value-type="float" office:value="0.177813911575855" calcext:value-type="float">
            <text:p>0.1778139116</text:p>
          </table:table-cell>
          <table:table-cell table:style-name="ce3" office:value-type="float" office:value="0.669810273716444" calcext:value-type="float">
            <text:p>0.6698102737</text:p>
          </table:table-cell>
          <table:table-cell table:style-name="ce3" office:value-type="float" office:value="1.01163506365695" calcext:value-type="float">
            <text:p>1.0116350637</text:p>
          </table:table-cell>
          <table:table-cell table:style-name="ce3" office:value-type="float" office:value="1.01264680270433" calcext:value-type="float">
            <text:p>1.0126468027</text:p>
          </table:table-cell>
          <table:table-cell table:style-name="ce3" office:value-type="float" office:value="0.98908760093765" calcext:value-type="float">
            <text:p>0.98908760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3.83" calcext:value-type="float">
            <text:p>83.83</text:p>
          </table:table-cell>
          <table:table-cell office:value-type="float" office:value="0" calcext:value-type="float">
            <text:p>0</text:p>
          </table:table-cell>
          <table:table-cell office:value-type="float" office:value="8.37529099770927" calcext:value-type="float">
            <text:p>8.375290997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float" office:value="0.00299487448369448" calcext:value-type="float">
            <text:p>0.0029948745</text:p>
          </table:table-cell>
          <table:table-cell table:style-name="ce3" office:value-type="float" office:value="0.00386086131450439" calcext:value-type="float">
            <text:p>0.0038608613</text:p>
          </table:table-cell>
          <table:table-cell table:style-name="ce3" office:value-type="float" office:value="0.00241754992982121" calcext:value-type="float">
            <text:p>0.0024175499</text:p>
          </table:table-cell>
          <table:table-cell table:style-name="ce3" office:value-type="float" office:value="0.00313920831054432" calcext:value-type="float">
            <text:p>0.0031392083</text:p>
          </table:table-cell>
          <table:table-cell table:style-name="ce3" office:value-type="float" office:value="0.222811572055973" calcext:value-type="float">
            <text:p>0.2228115721</text:p>
          </table:table-cell>
          <table:table-cell table:style-name="ce3" office:value-type="float" office:value="0.89424113582377" calcext:value-type="float">
            <text:p>0.8942411358</text:p>
          </table:table-cell>
          <table:table-cell table:style-name="ce3" office:value-type="float" office:value="1.00090209179457" calcext:value-type="float">
            <text:p>1.0009020918</text:p>
          </table:table-cell>
          <table:table-cell table:style-name="ce3" office:value-type="float" office:value="1.00653100350646" calcext:value-type="float">
            <text:p>1.00653100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.91" calcext:value-type="float">
            <text:p>81.91</text:p>
          </table:table-cell>
          <table:table-cell office:value-type="float" office:value="0" calcext:value-type="float">
            <text:p>0</text:p>
          </table:table-cell>
          <table:table-cell office:value-type="float" office:value="5.06395276803425" calcext:value-type="float">
            <text:p>5.06395276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float" office:value="-0.00097561147120688" calcext:value-type="float">
            <text:p>-0.0009756115</text:p>
          </table:table-cell>
          <table:table-cell table:style-name="ce3" office:value-type="float" office:value="0.00104787739223254" calcext:value-type="float">
            <text:p>0.0010478774</text:p>
          </table:table-cell>
          <table:table-cell table:style-name="ce3" office:value-type="float" office:value="0.00567298787165675" calcext:value-type="float">
            <text:p>0.0056729879</text:p>
          </table:table-cell>
          <table:table-cell table:style-name="ce3" office:value-type="float" office:value="0.00162601552911805" calcext:value-type="float">
            <text:p>0.0016260155</text:p>
          </table:table-cell>
          <table:table-cell table:style-name="ce3" office:value-type="float" office:value="-0.000108398881538485" calcext:value-type="float">
            <text:p>-0.0001083989</text:p>
          </table:table-cell>
          <table:table-cell table:style-name="ce3" office:value-type="float" office:value="0.684263737907262" calcext:value-type="float">
            <text:p>0.6842637379</text:p>
          </table:table-cell>
          <table:table-cell table:style-name="ce3" office:value-type="float" office:value="1.02435408113107" calcext:value-type="float">
            <text:p>1.0243540811</text:p>
          </table:table-cell>
          <table:table-cell table:style-name="ce3" office:value-type="float" office:value="0.990822047654347" calcext:value-type="float">
            <text:p>0.990822047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9.53" calcext:value-type="float">
            <text:p>89.53</text:p>
          </table:table-cell>
          <table:table-cell office:value-type="float" office:value="0" calcext:value-type="float">
            <text:p>0</text:p>
          </table:table-cell>
          <table:table-cell office:value-type="float" office:value="3.79654234117898" calcext:value-type="float">
            <text:p>3.796542341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float" office:value="0.00466124882427717" calcext:value-type="float">
            <text:p>0.0046612488</text:p>
          </table:table-cell>
          <table:table-cell table:style-name="ce3" office:value-type="float" office:value="0.00119240923428385" calcext:value-type="float">
            <text:p>0.0011924092</text:p>
          </table:table-cell>
          <table:table-cell table:style-name="ce3" office:value-type="float" office:value="-0.000542005176372683" calcext:value-type="float">
            <text:p>-0.0005420052</text:p>
          </table:table-cell>
          <table:table-cell table:style-name="ce3" office:value-type="float" office:value="-0.000252936107929927" calcext:value-type="float">
            <text:p>-0.0002529361</text:p>
          </table:table-cell>
          <table:table-cell table:style-name="ce3" office:value-type="float" office:value="0.00061427109739834" calcext:value-type="float">
            <text:p>0.0006142711</text:p>
          </table:table-cell>
          <table:table-cell table:style-name="ce3" office:value-type="float" office:value="0.0101535665090297" calcext:value-type="float">
            <text:p>0.0101535665</text:p>
          </table:table-cell>
          <table:table-cell table:style-name="ce3" office:value-type="float" office:value="1.02840112347003" calcext:value-type="float">
            <text:p>1.0284011235</text:p>
          </table:table-cell>
          <table:table-cell table:style-name="ce3" office:value-type="float" office:value="0.996748009324315" calcext:value-type="float">
            <text:p>0.996748009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93.31" calcext:value-type="float">
            <text:p>93.31</text:p>
          </table:table-cell>
          <table:table-cell office:value-type="float" office:value="0" calcext:value-type="float">
            <text:p>0</text:p>
          </table:table-cell>
          <table:table-cell office:value-type="float" office:value="3.09784614254947" calcext:value-type="float">
            <text:p>3.09784614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float" office:value="0.000975977139089885" calcext:value-type="float">
            <text:p>0.0009759771</text:p>
          </table:table-cell>
          <table:table-cell table:style-name="ce3" office:value-type="float" office:value="0.0029279286205051" calcext:value-type="float">
            <text:p>0.0029279286</text:p>
          </table:table-cell>
          <table:table-cell table:style-name="ce3" office:value-type="float" office:value="0.000675677341451323" calcext:value-type="float">
            <text:p>0.0006756773</text:p>
          </table:table-cell>
          <table:table-cell table:style-name="ce3" office:value-type="float" office:value="0.0029279286205051" calcext:value-type="float">
            <text:p>0.0029279286</text:p>
          </table:table-cell>
          <table:table-cell table:style-name="ce3" office:value-type="float" office:value="1.01989488536605" calcext:value-type="float">
            <text:p>1.0198948854</text:p>
          </table:table-cell>
          <table:table-cell table:style-name="ce3" office:value-type="float" office:value="1.02785291110965" calcext:value-type="float">
            <text:p>1.0278529111</text:p>
          </table:table-cell>
          <table:table-cell table:style-name="ce3" office:value-type="float" office:value="1.01599104952557" calcext:value-type="float">
            <text:p>1.0159910495</text:p>
          </table:table-cell>
          <table:table-cell table:style-name="ce3" office:value-type="float" office:value="0.992117151287722" calcext:value-type="float">
            <text:p>0.99211715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6.94" calcext:value-type="float">
            <text:p>66.94</text:p>
          </table:table-cell>
          <table:table-cell office:value-type="float" office:value="0" calcext:value-type="float">
            <text:p>0</text:p>
          </table:table-cell>
          <table:table-cell office:value-type="float" office:value="7.96778191906269" calcext:value-type="float">
            <text:p>7.967781919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0092785955973053" calcext:value-type="float">
            <text:p>0.0009278596</text:p>
          </table:table-cell>
          <table:table-cell office:value-type="float" office:value="0.00226398108647397" calcext:value-type="float">
            <text:p>0.0022639811</text:p>
          </table:table-cell>
          <table:table-cell office:value-type="float" office:value="0.000630944279397262" calcext:value-type="float">
            <text:p>0.0006309443</text:p>
          </table:table-cell>
          <table:table-cell office:value-type="float" office:value="0.10351226312523" calcext:value-type="float">
            <text:p>0.1035122631</text:p>
          </table:table-cell>
          <table:table-cell office:value-type="float" office:value="0.982234569981807" calcext:value-type="float">
            <text:p>0.98223457</text:p>
          </table:table-cell>
          <table:table-cell table:number-columns-repeated="2" office:value-type="float" office:value="1.02662341268736" calcext:value-type="float">
            <text:p>1.0266234127</text:p>
          </table:table-cell>
          <table:table-cell office:value-type="float" office:value="1.01489523975749" calcext:value-type="float">
            <text:p>1.01489523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45" calcext:value-type="float">
            <text:p>61.45</text:p>
          </table:table-cell>
          <table:table-cell office:value-type="float" office:value="0" calcext:value-type="float">
            <text:p>0</text:p>
          </table:table-cell>
          <table:table-cell office:value-type="float" office:value="7.57083332646849" calcext:value-type="float">
            <text:p>7.570833326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00241244149188433" calcext:value-type="float">
            <text:p>0.0024124415</text:p>
          </table:table-cell>
          <table:table-cell office:value-type="float" office:value="0.00226398108647397" calcext:value-type="float">
            <text:p>0.0022639811</text:p>
          </table:table-cell>
          <table:table-cell office:value-type="float" office:value="0.000630944279397262" calcext:value-type="float">
            <text:p>0.0006309443</text:p>
          </table:table-cell>
          <table:table-cell office:value-type="float" office:value="0.000779404684807627" calcext:value-type="float">
            <text:p>0.0007794047</text:p>
          </table:table-cell>
          <table:table-cell office:value-type="float" office:value="0.948683005041962" calcext:value-type="float">
            <text:p>0.948683005</text:p>
          </table:table-cell>
          <table:table-cell office:value-type="float" office:value="1.01341067994729" calcext:value-type="float">
            <text:p>1.0134106799</text:p>
          </table:table-cell>
          <table:table-cell office:value-type="float" office:value="1.0257326944988" calcext:value-type="float">
            <text:p>1.0257326945</text:p>
          </table:table-cell>
          <table:table-cell office:value-type="float" office:value="1.042211511914" calcext:value-type="float">
            <text:p>1.042211511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5.76" calcext:value-type="float">
            <text:p>75.76</text:p>
          </table:table-cell>
          <table:table-cell office:value-type="float" office:value="0" calcext:value-type="float">
            <text:p>0</text:p>
          </table:table-cell>
          <table:table-cell office:value-type="float" office:value="7.69149140386144" calcext:value-type="float">
            <text:p>7.691491403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0105776255272679" calcext:value-type="float">
            <text:p>0.0105776255</text:p>
          </table:table-cell>
          <table:table-cell office:value-type="float" office:value="0.0018186109312178" calcext:value-type="float">
            <text:p>0.0018186109</text:p>
          </table:table-cell>
          <table:table-cell office:value-type="float" office:value="0.000482489404474359" calcext:value-type="float">
            <text:p>0.0004824894</text:p>
          </table:table-cell>
          <table:table-cell office:value-type="float" office:value="0.0012247748400638" calcext:value-type="float">
            <text:p>0.0012247748</text:p>
          </table:table-cell>
          <table:table-cell office:value-type="float" office:value="0.0181489790019849" calcext:value-type="float">
            <text:p>0.018148979</text:p>
          </table:table-cell>
          <table:table-cell office:value-type="float" office:value="0.895386626499584" calcext:value-type="float">
            <text:p>0.8953866265</text:p>
          </table:table-cell>
          <table:table-cell office:value-type="float" office:value="1.06700402354439" calcext:value-type="float">
            <text:p>1.0670040235</text:p>
          </table:table-cell>
          <table:table-cell office:value-type="float" office:value="1.01830980695998" calcext:value-type="float">
            <text:p>1.0183098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4.30741240786774" calcext:value-type="float">
            <text:p>4.30741240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10763199651409" calcext:value-type="float">
            <text:p>0.00107632</text:p>
          </table:table-cell>
          <table:table-cell office:value-type="float" office:value="0.00330318733288414" calcext:value-type="float">
            <text:p>0.0033031873</text:p>
          </table:table-cell>
          <table:table-cell office:value-type="float" office:value="0.000630944279397262" calcext:value-type="float">
            <text:p>0.0006309443</text:p>
          </table:table-cell>
          <table:table-cell office:value-type="float" office:value="0.0304709824925216" calcext:value-type="float">
            <text:p>0.0304709825</text:p>
          </table:table-cell>
          <table:table-cell office:value-type="float" office:value="0.803936609547188" calcext:value-type="float">
            <text:p>0.8039366095</text:p>
          </table:table-cell>
          <table:table-cell office:value-type="float" office:value="1.0321163813217" calcext:value-type="float">
            <text:p>1.0321163813</text:p>
          </table:table-cell>
          <table:table-cell office:value-type="float" office:value="1.03226486384906" calcext:value-type="float">
            <text:p>1.0322648638</text:p>
          </table:table-cell>
          <table:table-cell office:value-type="float" office:value="1.03612470165803" calcext:value-type="float">
            <text:p>1.03612470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.08" calcext:value-type="float">
            <text:p>79.08</text:p>
          </table:table-cell>
          <table:table-cell office:value-type="float" office:value="0" calcext:value-type="float">
            <text:p>0</text:p>
          </table:table-cell>
          <table:table-cell office:value-type="float" office:value="7.66813433305856" calcext:value-type="float">
            <text:p>7.668134333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0.00300627205255087" calcext:value-type="float">
            <text:p>0.0030062721</text:p>
          </table:table-cell>
          <table:table-cell office:value-type="float" office:value="0.00226398108647397" calcext:value-type="float">
            <text:p>0.0022639811</text:p>
          </table:table-cell>
          <table:table-cell office:value-type="float" office:value="0.780183298632728" calcext:value-type="float">
            <text:p>0.7801832986</text:p>
          </table:table-cell>
          <table:table-cell office:value-type="float" office:value="1.0407269521038" calcext:value-type="float">
            <text:p>1.0407269521</text:p>
          </table:table-cell>
          <table:table-cell office:value-type="float" office:value="1.03864855067195" calcext:value-type="float">
            <text:p>1.0386485507</text:p>
          </table:table-cell>
          <table:table-cell office:value-type="float" office:value="1.03939078633316" calcext:value-type="float">
            <text:p>1.0393907863</text:p>
          </table:table-cell>
          <table:table-cell office:value-type="float" office:value="1.01949749020326" calcext:value-type="float">
            <text:p>1.01949749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3.01" calcext:value-type="float">
            <text:p>73.01</text:p>
          </table:table-cell>
          <table:table-cell office:value-type="float" office:value="0" calcext:value-type="float">
            <text:p>0</text:p>
          </table:table-cell>
          <table:table-cell office:value-type="float" office:value="13.0837325205692" calcext:value-type="float">
            <text:p>13.08373252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0111856699522484" calcext:value-type="float">
            <text:p>0.001118567</text:p>
          </table:table-cell>
          <table:table-cell office:value-type="float" office:value="0.0533665305257273" calcext:value-type="float">
            <text:p>0.0533665305</text:p>
          </table:table-cell>
          <table:table-cell office:value-type="float" office:value="1.03380960211888" calcext:value-type="float">
            <text:p>1.0338096021</text:p>
          </table:table-cell>
          <table:table-cell office:value-type="float" office:value="1.02081977277291" calcext:value-type="float">
            <text:p>1.0208197728</text:p>
          </table:table-cell>
          <table:table-cell office:value-type="float" office:value="1.00696398347995" calcext:value-type="float">
            <text:p>1.0069639835</text:p>
          </table:table-cell>
          <table:table-cell office:value-type="float" office:value="1.00263401168856" calcext:value-type="float">
            <text:p>1.0026340117</text:p>
          </table:table-cell>
          <table:table-cell office:value-type="float" office:value="0.99758243528408" calcext:value-type="float">
            <text:p>0.9975824353</text:p>
          </table:table-cell>
          <table:table-cell office:value-type="float" office:value="0.991664812904394" calcext:value-type="float">
            <text:p>0.99166481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62" calcext:value-type="float">
            <text:p>87.62</text:p>
          </table:table-cell>
          <table:table-cell office:value-type="float" office:value="0" calcext:value-type="float">
            <text:p>0</text:p>
          </table:table-cell>
          <table:table-cell office:value-type="float" office:value="46.9084690515299" calcext:value-type="float">
            <text:p>46.908469051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000252580164414935" calcext:value-type="float">
            <text:p>0.0002525802</text:p>
          </table:table-cell>
          <table:table-cell office:value-type="float" office:value="0.00126290082207467" calcext:value-type="float">
            <text:p>0.0012629008</text:p>
          </table:table-cell>
          <table:table-cell office:value-type="float" office:value="0.000396908614501736" calcext:value-type="float">
            <text:p>0.0003969086</text:p>
          </table:table-cell>
          <table:table-cell office:value-type="float" office:value="0.199862880713787" calcext:value-type="float">
            <text:p>0.1998628807</text:p>
          </table:table-cell>
          <table:table-cell office:value-type="float" office:value="0.929313718071976" calcext:value-type="float">
            <text:p>0.9293137181</text:p>
          </table:table-cell>
          <table:table-cell office:value-type="float" office:value="1.00797429876085" calcext:value-type="float">
            <text:p>1.0079742988</text:p>
          </table:table-cell>
          <table:table-cell office:value-type="float" office:value="0.999025730538474" calcext:value-type="float">
            <text:p>0.9990257305</text:p>
          </table:table-cell>
          <table:table-cell office:value-type="float" office:value="1.00393303763726" calcext:value-type="float">
            <text:p>1.00393303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.19" calcext:value-type="float">
            <text:p>57.19</text:p>
          </table:table-cell>
          <table:table-cell office:value-type="float" office:value="0" calcext:value-type="float">
            <text:p>0</text:p>
          </table:table-cell>
          <table:table-cell office:value-type="float" office:value="7.17269406374915" calcext:value-type="float">
            <text:p>7.172694063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342195189648102" calcext:value-type="float">
            <text:p>0.0034219519</text:p>
          </table:table-cell>
          <table:table-cell office:value-type="float" office:value="-0.00668802960319518" calcext:value-type="float">
            <text:p>-0.0066880296</text:p>
          </table:table-cell>
          <table:table-cell office:value-type="float" office:value="-0.000408261967012907" calcext:value-type="float">
            <text:p>-0.000408262</text:p>
          </table:table-cell>
          <table:table-cell office:value-type="float" office:value="0.0019670658061407" calcext:value-type="float">
            <text:p>0.0019670658</text:p>
          </table:table-cell>
          <table:table-cell office:value-type="float" office:value="0.000630944279397262" calcext:value-type="float">
            <text:p>0.0006309443</text:p>
          </table:table-cell>
          <table:table-cell office:value-type="float" office:value="0.678935027654947" calcext:value-type="float">
            <text:p>0.6789350277</text:p>
          </table:table-cell>
          <table:table-cell office:value-type="float" office:value="1.03181950475478" calcext:value-type="float">
            <text:p>1.0318195048</text:p>
          </table:table-cell>
          <table:table-cell office:value-type="float" office:value="1.02083356748611" calcext:value-type="float">
            <text:p>1.02083356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.83" calcext:value-type="float">
            <text:p>90.83</text:p>
          </table:table-cell>
          <table:table-cell office:value-type="float" office:value="0" calcext:value-type="float">
            <text:p>0</text:p>
          </table:table-cell>
          <table:table-cell office:value-type="float" office:value="3.86198608903726" calcext:value-type="float">
            <text:p>3.86198608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00582696998096065" calcext:value-type="float">
            <text:p>0.00582697</text:p>
          </table:table-cell>
          <table:table-cell office:value-type="float" office:value="0.0019670658061407" calcext:value-type="float">
            <text:p>0.0019670658</text:p>
          </table:table-cell>
          <table:table-cell office:value-type="float" office:value="-0.000408261967012907" calcext:value-type="float">
            <text:p>-0.000408262</text:p>
          </table:table-cell>
          <table:table-cell office:value-type="float" office:value="0.851294660360951" calcext:value-type="float">
            <text:p>0.8512946604</text:p>
          </table:table-cell>
          <table:table-cell office:value-type="float" office:value="1.03850006814459" calcext:value-type="float">
            <text:p>1.0385000681</text:p>
          </table:table-cell>
          <table:table-cell office:value-type="float" office:value="1.04280535353564" calcext:value-type="float">
            <text:p>1.0428053535</text:p>
          </table:table-cell>
          <table:table-cell office:value-type="float" office:value="1.03345245860454" calcext:value-type="float">
            <text:p>1.0334524586</text:p>
          </table:table-cell>
          <table:table-cell office:value-type="float" office:value="1.03419478275354" calcext:value-type="float">
            <text:p>1.03419478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.93" calcext:value-type="float">
            <text:p>69.93</text:p>
          </table:table-cell>
          <table:table-cell office:value-type="float" office:value="0" calcext:value-type="float">
            <text:p>0</text:p>
          </table:table-cell>
          <table:table-cell office:value-type="float" office:value="12.8818277123525" calcext:value-type="float">
            <text:p>12.881827712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00389701789355067" calcext:value-type="float">
            <text:p>0.0038970179</text:p>
          </table:table-cell>
          <table:table-cell office:value-type="float" office:value="0.0019670658061407" calcext:value-type="float">
            <text:p>0.0019670658</text:p>
          </table:table-cell>
          <table:table-cell office:value-type="float" office:value="0.0018186109312178" calcext:value-type="float">
            <text:p>0.0018186109</text:p>
          </table:table-cell>
          <table:table-cell office:value-type="float" office:value="0.301109711251024" calcext:value-type="float">
            <text:p>0.3011097113</text:p>
          </table:table-cell>
          <table:table-cell office:value-type="float" office:value="0.976147759725832" calcext:value-type="float">
            <text:p>0.9761477597</text:p>
          </table:table-cell>
          <table:table-cell office:value-type="float" office:value="1.04028159300952" calcext:value-type="float">
            <text:p>1.040281593</text:p>
          </table:table-cell>
          <table:table-cell office:value-type="float" office:value="1.03612470165803" calcext:value-type="float">
            <text:p>1.0361247017</text:p>
          </table:table-cell>
          <table:table-cell office:value-type="float" office:value="1.02098205001347" calcext:value-type="float">
            <text:p>1.020982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.05" calcext:value-type="float">
            <text:p>63.05</text:p>
          </table:table-cell>
          <table:table-cell office:value-type="float" office:value="0" calcext:value-type="float">
            <text:p>0</text:p>
          </table:table-cell>
          <table:table-cell office:value-type="float" office:value="8.74325086894576" calcext:value-type="float">
            <text:p>8.743250868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0119073659703127" calcext:value-type="float">
            <text:p>-0.0011907366</text:p>
          </table:table-cell>
          <table:table-cell office:value-type="float" office:value="0.000974238545138038" calcext:value-type="float">
            <text:p>0.0009742385</text:p>
          </table:table-cell>
          <table:table-cell office:value-type="float" office:value="-0.000324744389458335" calcext:value-type="float">
            <text:p>-0.0003247444</text:p>
          </table:table-cell>
          <table:table-cell office:value-type="float" office:value="0.642960223181583" calcext:value-type="float">
            <text:p>0.6429602232</text:p>
          </table:table-cell>
          <table:table-cell office:value-type="float" office:value="0.994984469414888" calcext:value-type="float">
            <text:p>0.9949844694</text:p>
          </table:table-cell>
          <table:table-cell office:value-type="float" office:value="1.00681962814605" calcext:value-type="float">
            <text:p>1.0068196281</text:p>
          </table:table-cell>
          <table:table-cell office:value-type="float" office:value="1.00465464225036" calcext:value-type="float">
            <text:p>1.0046546423</text:p>
          </table:table-cell>
          <table:table-cell office:value-type="float" office:value="0.995706160056189" calcext:value-type="float">
            <text:p>0.99570616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.9322046018946" calcext:value-type="float">
            <text:p>13.932204601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float" office:value="-0.0000750749494096406" calcext:value-type="float">
            <text:p>-7.50749494096406E-005</text:p>
          </table:table-cell>
          <table:table-cell table:style-name="ce3" office:value-type="float" office:value="0.00262762882286653" calcext:value-type="float">
            <text:p>0.0026276288</text:p>
          </table:table-cell>
          <table:table-cell table:style-name="ce3" office:value-type="float" office:value="0.000975977139089885" calcext:value-type="float">
            <text:p>0.0009759771</text:p>
          </table:table-cell>
          <table:table-cell table:style-name="ce3" office:value-type="float" office:value="0.0024774761272827" calcext:value-type="float">
            <text:p>0.0024774761</text:p>
          </table:table-cell>
          <table:table-cell table:style-name="ce3" office:value-type="float" office:value="0.0194444454582716" calcext:value-type="float">
            <text:p>0.0194444455</text:p>
          </table:table-cell>
          <table:table-cell table:style-name="ce3" office:value-type="float" office:value="1.04046546904929" calcext:value-type="float">
            <text:p>1.040465469</text:p>
          </table:table-cell>
          <table:table-cell table:style-name="ce3" office:value-type="float" office:value="1.00788293820874" calcext:value-type="float">
            <text:p>1.0078829382</text:p>
          </table:table-cell>
          <table:table-cell table:style-name="ce3" office:value-type="float" office:value="0.987462529595205" calcext:value-type="float">
            <text:p>0.98746252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09" calcext:value-type="float">
            <text:p>84.09</text:p>
          </table:table-cell>
          <table:table-cell office:value-type="float" office:value="0" calcext:value-type="float">
            <text:p>0</text:p>
          </table:table-cell>
          <table:table-cell office:value-type="float" office:value="5.52902540370943" calcext:value-type="float">
            <text:p>5.529025403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000880312463618878" calcext:value-type="float">
            <text:p>0.0008803125</text:p>
          </table:table-cell>
          <table:table-cell office:value-type="float" office:value="0.00337453930910166" calcext:value-type="float">
            <text:p>0.0033745393</text:p>
          </table:table-cell>
          <table:table-cell office:value-type="float" office:value="-0.000146721476790689" calcext:value-type="float">
            <text:p>-0.0001467215</text:p>
          </table:table-cell>
          <table:table-cell office:value-type="float" office:value="0.000440158964663649" calcext:value-type="float">
            <text:p>0.000440159</text:p>
          </table:table-cell>
          <table:table-cell office:value-type="float" office:value="-0.00161390891615549" calcext:value-type="float">
            <text:p>-0.0016139089</text:p>
          </table:table-cell>
          <table:table-cell office:value-type="float" office:value="0.678135165876052" calcext:value-type="float">
            <text:p>0.6781351659</text:p>
          </table:table-cell>
          <table:table-cell office:value-type="float" office:value="0.993727706058574" calcext:value-type="float">
            <text:p>0.9937277061</text:p>
          </table:table-cell>
          <table:table-cell office:value-type="float" office:value="0.959102049695314" calcext:value-type="float">
            <text:p>0.959102049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1.21" calcext:value-type="float">
            <text:p>71.21</text:p>
          </table:table-cell>
          <table:table-cell office:value-type="float" office:value="0" calcext:value-type="float">
            <text:p>0</text:p>
          </table:table-cell>
          <table:table-cell office:value-type="float" office:value="3.07569686895575" calcext:value-type="float">
            <text:p>3.07569686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0115907999009614" calcext:value-type="float">
            <text:p>0.0115907999</text:p>
          </table:table-cell>
          <table:table-cell office:value-type="float" office:value="0.00689579462928559" calcext:value-type="float">
            <text:p>0.0068957946</text:p>
          </table:table-cell>
          <table:table-cell office:value-type="float" office:value="0.123390663148937" calcext:value-type="float">
            <text:p>0.1233906631</text:p>
          </table:table-cell>
          <table:table-cell office:value-type="float" office:value="0.99196713578842" calcext:value-type="float">
            <text:p>0.9919671358</text:p>
          </table:table-cell>
          <table:table-cell office:value-type="float" office:value="1.00370459157767" calcext:value-type="float">
            <text:p>1.0037045916</text:p>
          </table:table-cell>
          <table:table-cell office:value-type="float" office:value="0.994167936077447" calcext:value-type="float">
            <text:p>0.9941679361</text:p>
          </table:table-cell>
          <table:table-cell office:value-type="float" office:value="0.990353221406557" calcext:value-type="float">
            <text:p>0.9903532214</text:p>
          </table:table-cell>
          <table:table-cell office:value-type="float" office:value="0.97333379245284" calcext:value-type="float">
            <text:p>0.97333379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6.9741579070321" calcext:value-type="float">
            <text:p>6.9741579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0311044283716179" calcext:value-type="float">
            <text:p>0.0311044284</text:p>
          </table:table-cell>
          <table:table-cell office:value-type="float" office:value="0.0114440838898791" calcext:value-type="float">
            <text:p>0.0114440839</text:p>
          </table:table-cell>
          <table:table-cell office:value-type="float" office:value="0.0060154766999583" calcext:value-type="float">
            <text:p>0.0060154767</text:p>
          </table:table-cell>
          <table:table-cell office:value-type="float" office:value="0.00293438034443801" calcext:value-type="float">
            <text:p>0.0029343803</text:p>
          </table:table-cell>
          <table:table-cell office:value-type="float" office:value="-0.00132047142828253" calcext:value-type="float">
            <text:p>-0.0013204714</text:p>
          </table:table-cell>
          <table:table-cell office:value-type="float" office:value="0.970105963689113" calcext:value-type="float">
            <text:p>0.9701059637</text:p>
          </table:table-cell>
          <table:table-cell office:value-type="float" office:value="0.992407278355959" calcext:value-type="float">
            <text:p>0.9924072784</text:p>
          </table:table-cell>
          <table:table-cell office:value-type="float" office:value="0.971279735503438" calcext:value-type="float">
            <text:p>0.971279735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7.66" calcext:value-type="float">
            <text:p>87.66</text:p>
          </table:table-cell>
          <table:table-cell office:value-type="float" office:value="0" calcext:value-type="float">
            <text:p>0</text:p>
          </table:table-cell>
          <table:table-cell office:value-type="float" office:value="4.29898663762591" calcext:value-type="float">
            <text:p>4.298986637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00146721476790689" calcext:value-type="float">
            <text:p>0.0001467215</text:p>
          </table:table-cell>
          <table:table-cell office:value-type="float" office:value="0.00249422137977436" calcext:value-type="float">
            <text:p>0.0024942214</text:p>
          </table:table-cell>
          <table:table-cell office:value-type="float" office:value="0.00132047142828253" calcext:value-type="float">
            <text:p>0.0013204714</text:p>
          </table:table-cell>
          <table:table-cell office:value-type="float" office:value="0.834684336208843" calcext:value-type="float">
            <text:p>0.8346843362</text:p>
          </table:table-cell>
          <table:table-cell office:value-type="float" office:value="1.01192090682662" calcext:value-type="float">
            <text:p>1.0119209068</text:p>
          </table:table-cell>
          <table:table-cell office:value-type="float" office:value="1.01016024910513" calcext:value-type="float">
            <text:p>1.0101602491</text:p>
          </table:table-cell>
          <table:table-cell office:value-type="float" office:value="1.00531850595954" calcext:value-type="float">
            <text:p>1.005318506</text:p>
          </table:table-cell>
          <table:table-cell office:value-type="float" office:value="0.975681336081492" calcext:value-type="float">
            <text:p>0.97568133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8.36" calcext:value-type="float">
            <text:p>78.36</text:p>
          </table:table-cell>
          <table:table-cell office:value-type="float" office:value="0" calcext:value-type="float">
            <text:p>0</text:p>
          </table:table-cell>
          <table:table-cell office:value-type="float" office:value="14.5227892057795" calcext:value-type="float">
            <text:p>14.52278920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000880312463618878" calcext:value-type="float">
            <text:p>0.0008803125</text:p>
          </table:table-cell>
          <table:table-cell office:value-type="float" office:value="0.00293438034443801" calcext:value-type="float">
            <text:p>0.0029343803</text:p>
          </table:table-cell>
          <table:table-cell office:value-type="float" office:value="0.00102703394040957" calcext:value-type="float">
            <text:p>0.0010270339</text:p>
          </table:table-cell>
          <table:table-cell office:value-type="float" office:value="0.0228881623140498" calcext:value-type="float">
            <text:p>0.0228881623</text:p>
          </table:table-cell>
          <table:table-cell office:value-type="float" office:value="0.847302164584505" calcext:value-type="float">
            <text:p>0.8473021646</text:p>
          </table:table-cell>
          <table:table-cell office:value-type="float" office:value="1.02189779234571" calcext:value-type="float">
            <text:p>1.0218977923</text:p>
          </table:table-cell>
          <table:table-cell office:value-type="float" office:value="1.00091699283282" calcext:value-type="float">
            <text:p>1.0009169928</text:p>
          </table:table-cell>
          <table:table-cell office:value-type="float" office:value="0.96805190673971" calcext:value-type="float">
            <text:p>0.968051906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9.39" calcext:value-type="float">
            <text:p>79.39</text:p>
          </table:table-cell>
          <table:table-cell office:value-type="float" office:value="0" calcext:value-type="float">
            <text:p>0</text:p>
          </table:table-cell>
          <table:table-cell office:value-type="float" office:value="7.87059625754764" calcext:value-type="float">
            <text:p>7.870596257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0.00102703394040957" calcext:value-type="float">
            <text:p>0.0010270339</text:p>
          </table:table-cell>
          <table:table-cell office:value-type="float" office:value="-0.000880312463618878" calcext:value-type="float">
            <text:p>-0.0008803125</text:p>
          </table:table-cell>
          <table:table-cell office:value-type="float" office:value="0.0309577068948272" calcext:value-type="float">
            <text:p>0.0309577069</text:p>
          </table:table-cell>
          <table:table-cell office:value-type="float" office:value="0.822506650400718" calcext:value-type="float">
            <text:p>0.8225066504</text:p>
          </table:table-cell>
          <table:table-cell office:value-type="float" office:value="1.01397496377602" calcext:value-type="float">
            <text:p>1.0139749638</text:p>
          </table:table-cell>
          <table:table-cell office:value-type="float" office:value="1.00077024949319" calcext:value-type="float">
            <text:p>1.0007702495</text:p>
          </table:table-cell>
          <table:table-cell office:value-type="float" office:value="0.985658221600589" calcext:value-type="float">
            <text:p>0.98565822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.84" calcext:value-type="float">
            <text:p>74.84</text:p>
          </table:table-cell>
          <table:table-cell office:value-type="float" office:value="0" calcext:value-type="float">
            <text:p>0</text:p>
          </table:table-cell>
          <table:table-cell office:value-type="float" office:value="7.40010337379949" calcext:value-type="float">
            <text:p>7.400103373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00161390891615549" calcext:value-type="float">
            <text:p>0.0016139089</text:p>
          </table:table-cell>
          <table:table-cell office:value-type="float" office:value="0.00190734640402845" calcext:value-type="float">
            <text:p>0.0019073464</text:p>
          </table:table-cell>
          <table:table-cell office:value-type="float" office:value="0.44822652519227" calcext:value-type="float">
            <text:p>0.4482265252</text:p>
          </table:table-cell>
          <table:table-cell office:value-type="float" office:value="1.01720279253975" calcext:value-type="float">
            <text:p>1.0172027925</text:p>
          </table:table-cell>
          <table:table-cell office:value-type="float" office:value="1.00047685026528" calcext:value-type="float">
            <text:p>1.0004768503</text:p>
          </table:table-cell>
          <table:table-cell office:value-type="float" office:value="1.01309467864094" calcext:value-type="float">
            <text:p>1.0130946786</text:p>
          </table:table-cell>
          <table:table-cell office:value-type="float" office:value="1.00267756310297" calcext:value-type="float">
            <text:p>1.0026775631</text:p>
          </table:table-cell>
          <table:table-cell office:value-type="float" office:value="0.96409053618053" calcext:value-type="float">
            <text:p>0.96409053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67" calcext:value-type="float">
            <text:p>64.67</text:p>
          </table:table-cell>
          <table:table-cell office:value-type="float" office:value="0" calcext:value-type="float">
            <text:p>0</text:p>
          </table:table-cell>
          <table:table-cell office:value-type="float" office:value="20.320952020751" calcext:value-type="float">
            <text:p>20.320952020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0161390891615549" calcext:value-type="float">
            <text:p>0.0016139089</text:p>
          </table:table-cell>
          <table:table-cell office:value-type="float" office:value="-0.000293437487872959" calcext:value-type="float">
            <text:p>-0.0002934375</text:p>
          </table:table-cell>
          <table:table-cell office:value-type="float" office:value="0.00425485177272054" calcext:value-type="float">
            <text:p>0.0042548518</text:p>
          </table:table-cell>
          <table:table-cell office:value-type="float" office:value="-0.000293437487872959" calcext:value-type="float">
            <text:p>-0.0002934375</text:p>
          </table:table-cell>
          <table:table-cell office:value-type="float" office:value="0.961302849984341" calcext:value-type="float">
            <text:p>0.96130285</text:p>
          </table:table-cell>
          <table:table-cell office:value-type="float" office:value="1.00722590702065" calcext:value-type="float">
            <text:p>1.007225907</text:p>
          </table:table-cell>
          <table:table-cell office:value-type="float" office:value="0.977001763784107" calcext:value-type="float">
            <text:p>0.9770017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94" calcext:value-type="float">
            <text:p>87.94</text:p>
          </table:table-cell>
          <table:table-cell office:value-type="float" office:value="0" calcext:value-type="float">
            <text:p>0</text:p>
          </table:table-cell>
          <table:table-cell office:value-type="float" office:value="4.28719873076445" calcext:value-type="float">
            <text:p>4.287198730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-0.000880312463618878" calcext:value-type="float">
            <text:p>-0.0008803125</text:p>
          </table:table-cell>
          <table:table-cell office:value-type="float" office:value="0.00117374995149184" calcext:value-type="float">
            <text:p>0.00117375</text:p>
          </table:table-cell>
          <table:table-cell office:value-type="float" office:value="0.207460648265813" calcext:value-type="float">
            <text:p>0.2074606483</text:p>
          </table:table-cell>
          <table:table-cell office:value-type="float" office:value="0.904962764861398" calcext:value-type="float">
            <text:p>0.9049627649</text:p>
          </table:table-cell>
          <table:table-cell office:value-type="float" office:value="1.0179363343352" calcext:value-type="float">
            <text:p>1.0179363343</text:p>
          </table:table-cell>
          <table:table-cell office:value-type="float" office:value="1.00839967883497" calcext:value-type="float">
            <text:p>1.0083996788</text:p>
          </table:table-cell>
          <table:table-cell office:value-type="float" office:value="1.00678576445311" calcext:value-type="float">
            <text:p>1.0067857645</text:p>
          </table:table-cell>
          <table:table-cell office:value-type="float" office:value="0.980963221794622" calcext:value-type="float">
            <text:p>0.980963221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4.98" calcext:value-type="float">
            <text:p>74.98</text:p>
          </table:table-cell>
          <table:table-cell office:value-type="float" office:value="0" calcext:value-type="float">
            <text:p>0</text:p>
          </table:table-cell>
          <table:table-cell office:value-type="float" office:value="18.5343419296745" calcext:value-type="float">
            <text:p>18.534341929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824560707350121" calcext:value-type="float">
            <text:p>0.0824560707</text:p>
          </table:table-cell>
          <table:table-cell office:value-type="float" office:value="0.000733596452536608" calcext:value-type="float">
            <text:p>0.0007335965</text:p>
          </table:table-cell>
          <table:table-cell office:value-type="float" office:value="-0.000586874975745919" calcext:value-type="float">
            <text:p>-0.000586875</text:p>
          </table:table-cell>
          <table:table-cell office:value-type="float" office:value="0.00117374995149184" calcext:value-type="float">
            <text:p>0.00117375</text:p>
          </table:table-cell>
          <table:table-cell office:value-type="float" office:value="0.410813182632821" calcext:value-type="float">
            <text:p>0.4108131826</text:p>
          </table:table-cell>
          <table:table-cell office:value-type="float" office:value="1.01221430605453" calcext:value-type="float">
            <text:p>1.0122143061</text:p>
          </table:table-cell>
          <table:table-cell office:value-type="float" office:value="1.00839967883497" calcext:value-type="float">
            <text:p>1.0083996788</text:p>
          </table:table-cell>
          <table:table-cell office:value-type="float" office:value="0.984044307218725" calcext:value-type="float">
            <text:p>0.98404430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1.48" calcext:value-type="float">
            <text:p>61.48</text:p>
          </table:table-cell>
          <table:table-cell office:value-type="float" office:value="0" calcext:value-type="float">
            <text:p>0</text:p>
          </table:table-cell>
          <table:table-cell office:value-type="float" office:value="4.77941748830508" calcext:value-type="float">
            <text:p>4.779417488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.0114440838898791" calcext:value-type="float">
            <text:p>0.0114440839</text:p>
          </table:table-cell>
          <table:table-cell office:value-type="float" office:value="0.000293437487872959" calcext:value-type="float">
            <text:p>0.0002934375</text:p>
          </table:table-cell>
          <table:table-cell office:value-type="float" office:value="-0.000293437487872959" calcext:value-type="float">
            <text:p>-0.0002934375</text:p>
          </table:table-cell>
          <table:table-cell office:value-type="float" office:value="0.00117374995149184" calcext:value-type="float">
            <text:p>0.00117375</text:p>
          </table:table-cell>
          <table:table-cell office:value-type="float" office:value="0.00234750536869209" calcext:value-type="float">
            <text:p>0.0023475054</text:p>
          </table:table-cell>
          <table:table-cell office:value-type="float" office:value="1.02835344987317" calcext:value-type="float">
            <text:p>1.0283534499</text:p>
          </table:table-cell>
          <table:table-cell office:value-type="float" office:value="0.988886050364317" calcext:value-type="float">
            <text:p>0.9888860504</text:p>
          </table:table-cell>
          <table:table-cell office:value-type="float" office:value="0.98668525007529" calcext:value-type="float">
            <text:p>0.98668525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0" calcext:value-type="float">
            <text:p>0</text:p>
          </table:table-cell>
          <table:table-cell office:value-type="float" office:value="5.07622624633245" calcext:value-type="float">
            <text:p>5.076226246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float" office:value="-0.000975974342325327" calcext:value-type="float">
            <text:p>-0.0009759743</text:p>
          </table:table-cell>
          <table:table-cell table:style-name="ce3" office:value-type="float" office:value="0.00157657673436701" calcext:value-type="float">
            <text:p>0.0015765767</text:p>
          </table:table-cell>
          <table:table-cell table:style-name="ce3" office:value-type="float" office:value="-0.000825827240270604" calcext:value-type="float">
            <text:p>-0.0008258272</text:p>
          </table:table-cell>
          <table:table-cell table:style-name="ce3" office:value-type="float" office:value="0.900976008882368" calcext:value-type="float">
            <text:p>0.9009760089</text:p>
          </table:table-cell>
          <table:table-cell table:style-name="ce3" office:value-type="float" office:value="1.03866372619875" calcext:value-type="float">
            <text:p>1.0386637262</text:p>
          </table:table-cell>
          <table:table-cell table:style-name="ce3" office:value-type="float" office:value="1.02905404317785" calcext:value-type="float">
            <text:p>1.0290540432</text:p>
          </table:table-cell>
          <table:table-cell table:style-name="ce3" office:value-type="float" office:value="1.02995500409959" calcext:value-type="float">
            <text:p>1.0299550041</text:p>
          </table:table-cell>
          <table:table-cell table:style-name="ce3" office:value-type="float" office:value="1.00022526260455" calcext:value-type="float">
            <text:p>1.0002252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.31" calcext:value-type="float">
            <text:p>70.31</text:p>
          </table:table-cell>
          <table:table-cell office:value-type="float" office:value="0" calcext:value-type="float">
            <text:p>0</text:p>
          </table:table-cell>
          <table:table-cell office:value-type="float" office:value="13.3569631746527" calcext:value-type="float">
            <text:p>13.356963174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00165937733051333" calcext:value-type="float">
            <text:p>0.0016593773</text:p>
          </table:table-cell>
          <table:table-cell office:value-type="float" office:value="0.00633579958465009" calcext:value-type="float">
            <text:p>0.0063357996</text:p>
          </table:table-cell>
          <table:table-cell office:value-type="float" office:value="0.00256448968366303" calcext:value-type="float">
            <text:p>0.0025644897</text:p>
          </table:table-cell>
          <table:table-cell office:value-type="float" office:value="0.00105596347539354" calcext:value-type="float">
            <text:p>0.0010559635</text:p>
          </table:table-cell>
          <table:table-cell office:value-type="float" office:value="0.785789705521919" calcext:value-type="float">
            <text:p>0.7857897055</text:p>
          </table:table-cell>
          <table:table-cell office:value-type="float" office:value="1.00437474623485" calcext:value-type="float">
            <text:p>1.0043747462</text:p>
          </table:table-cell>
          <table:table-cell office:value-type="float" office:value="0.996379505629908" calcext:value-type="float">
            <text:p>0.9963795056</text:p>
          </table:table-cell>
          <table:table-cell office:value-type="float" office:value="0.979484119995274" calcext:value-type="float">
            <text:p>0.97948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.18" calcext:value-type="float">
            <text:p>58.18</text:p>
          </table:table-cell>
          <table:table-cell office:value-type="float" office:value="0" calcext:value-type="float">
            <text:p>0</text:p>
          </table:table-cell>
          <table:table-cell office:value-type="float" office:value="5.10703566721507" calcext:value-type="float">
            <text:p>5.107035667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19459948374224" calcext:value-type="float">
            <text:p>0.0194599484</text:p>
          </table:table-cell>
          <table:table-cell office:value-type="float" office:value="0.00709005706909817" calcext:value-type="float">
            <text:p>0.0070900571</text:p>
          </table:table-cell>
          <table:table-cell office:value-type="float" office:value="0.00181022657952828" calcext:value-type="float">
            <text:p>0.0018102266</text:p>
          </table:table-cell>
          <table:table-cell office:value-type="float" office:value="0.00226278556594646" calcext:value-type="float">
            <text:p>0.0022627856</text:p>
          </table:table-cell>
          <table:table-cell office:value-type="float" office:value="0.775984296407541" calcext:value-type="float">
            <text:p>0.7759842964</text:p>
          </table:table-cell>
          <table:table-cell office:value-type="float" office:value="1.00980543159313" calcext:value-type="float">
            <text:p>1.0098054316</text:p>
          </table:table-cell>
          <table:table-cell office:value-type="float" office:value="1.00874946999096" calcext:value-type="float">
            <text:p>1.00874947</text:p>
          </table:table-cell>
          <table:table-cell office:value-type="float" office:value="0.999547480351388" calcext:value-type="float">
            <text:p>0.99954748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7.94" calcext:value-type="float">
            <text:p>77.94</text:p>
          </table:table-cell>
          <table:table-cell office:value-type="float" office:value="0" calcext:value-type="float">
            <text:p>0</text:p>
          </table:table-cell>
          <table:table-cell office:value-type="float" office:value="6.76030222543809" calcext:value-type="float">
            <text:p>6.760302225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00241363481496141" calcext:value-type="float">
            <text:p>0.0024136348</text:p>
          </table:table-cell>
          <table:table-cell office:value-type="float" office:value="0.0039221610232309" calcext:value-type="float">
            <text:p>0.003922161</text:p>
          </table:table-cell>
          <table:table-cell office:value-type="float" office:value="0.841454185486709" calcext:value-type="float">
            <text:p>0.8414541855</text:p>
          </table:table-cell>
          <table:table-cell office:value-type="float" office:value="1.0309247535514" calcext:value-type="float">
            <text:p>1.0309247536</text:p>
          </table:table-cell>
          <table:table-cell office:value-type="float" office:value="1.00256448781043" calcext:value-type="float">
            <text:p>1.0025644878</text:p>
          </table:table-cell>
          <table:table-cell office:value-type="float" office:value="1.03077387620396" calcext:value-type="float">
            <text:p>1.0307738762</text:p>
          </table:table-cell>
          <table:table-cell office:value-type="float" office:value="0.999849145131299" calcext:value-type="float">
            <text:p>0.9998491451</text:p>
          </table:table-cell>
          <table:table-cell office:value-type="float" office:value="0.993211620823414" calcext:value-type="float">
            <text:p>0.99321162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.83" calcext:value-type="float">
            <text:p>77.83</text:p>
          </table:table-cell>
          <table:table-cell office:value-type="float" office:value="0" calcext:value-type="float">
            <text:p>0</text:p>
          </table:table-cell>
          <table:table-cell office:value-type="float" office:value="29.2941414344284" calcext:value-type="float">
            <text:p>29.294141434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0407301027224585" calcext:value-type="float">
            <text:p>0.0040730103</text:p>
          </table:table-cell>
          <table:table-cell office:value-type="float" office:value="0.0105596628523687" calcext:value-type="float">
            <text:p>0.0105596629</text:p>
          </table:table-cell>
          <table:table-cell office:value-type="float" office:value="0.00165937733051333" calcext:value-type="float">
            <text:p>0.0016593773</text:p>
          </table:table-cell>
          <table:table-cell office:value-type="float" office:value="0.00346960203681272" calcext:value-type="float">
            <text:p>0.003469602</text:p>
          </table:table-cell>
          <table:table-cell office:value-type="float" office:value="0.90194602124995" calcext:value-type="float">
            <text:p>0.9019460212</text:p>
          </table:table-cell>
          <table:table-cell office:value-type="float" office:value="1.01418015534923" calcext:value-type="float">
            <text:p>1.0141801553</text:p>
          </table:table-cell>
          <table:table-cell office:value-type="float" office:value="1.022778725514" calcext:value-type="float">
            <text:p>1.0227787255</text:p>
          </table:table-cell>
          <table:table-cell office:value-type="float" office:value="1.00754263104135" calcext:value-type="float">
            <text:p>1.0075426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.24" calcext:value-type="float">
            <text:p>79.24</text:p>
          </table:table-cell>
          <table:table-cell office:value-type="float" office:value="0" calcext:value-type="float">
            <text:p>0</text:p>
          </table:table-cell>
          <table:table-cell office:value-type="float" office:value="7.43188268095176" calcext:value-type="float">
            <text:p>7.43188268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00437471438996242" calcext:value-type="float">
            <text:p>0.0043747144</text:p>
          </table:table-cell>
          <table:table-cell office:value-type="float" office:value="0.00633579958465009" calcext:value-type="float">
            <text:p>0.0063357996</text:p>
          </table:table-cell>
          <table:table-cell office:value-type="float" office:value="0.501131401212503" calcext:value-type="float">
            <text:p>0.5011314012</text:p>
          </table:table-cell>
          <table:table-cell office:value-type="float" office:value="1.00814605051615" calcext:value-type="float">
            <text:p>1.0081460505</text:p>
          </table:table-cell>
          <table:table-cell office:value-type="float" office:value="1.05189319816224" calcext:value-type="float">
            <text:p>1.0518931982</text:p>
          </table:table-cell>
          <table:table-cell office:value-type="float" office:value="1.04947952026301" calcext:value-type="float">
            <text:p>1.0494795203</text:p>
          </table:table-cell>
          <table:table-cell office:value-type="float" office:value="1.00905113477087" calcext:value-type="float">
            <text:p>1.0090511348</text:p>
          </table:table-cell>
          <table:table-cell office:value-type="float" office:value="0.987026728557874" calcext:value-type="float">
            <text:p>0.987026728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93.388" calcext:value-type="float">
            <text:p>93.388</text:p>
          </table:table-cell>
          <table:table-cell office:value-type="float" office:value="0" calcext:value-type="float">
            <text:p>0</text:p>
          </table:table-cell>
          <table:table-cell office:value-type="float" office:value="29.8115844711182" calcext:value-type="float">
            <text:p>29.811584471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000905114226378587" calcext:value-type="float">
            <text:p>0.0009051142</text:p>
          </table:table-cell>
          <table:table-cell office:value-type="float" office:value="0.00331875278779777" calcext:value-type="float">
            <text:p>0.0033187528</text:p>
          </table:table-cell>
          <table:table-cell office:value-type="float" office:value="0.00150852246181172" calcext:value-type="float">
            <text:p>0.0015085225</text:p>
          </table:table-cell>
          <table:table-cell office:value-type="float" office:value="0.00211193069724485" calcext:value-type="float">
            <text:p>0.0021119307</text:p>
          </table:table-cell>
          <table:table-cell office:value-type="float" office:value="0.885352210480239" calcext:value-type="float">
            <text:p>0.8853522105</text:p>
          </table:table-cell>
          <table:table-cell office:value-type="float" office:value="1.03695885838448" calcext:value-type="float">
            <text:p>1.0369588584</text:p>
          </table:table-cell>
          <table:table-cell office:value-type="float" office:value="1.03967411114863" calcext:value-type="float">
            <text:p>1.0396741111</text:p>
          </table:table-cell>
          <table:table-cell office:value-type="float" office:value="1.00920201211832" calcext:value-type="float">
            <text:p>1.009202012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6.08" calcext:value-type="float">
            <text:p>86.08</text:p>
          </table:table-cell>
          <table:table-cell office:value-type="float" office:value="0" calcext:value-type="float">
            <text:p>0</text:p>
          </table:table-cell>
          <table:table-cell office:value-type="float" office:value="8.17419681328664" calcext:value-type="float">
            <text:p>8.174196813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00105596347539354" calcext:value-type="float">
            <text:p>0.0010559635</text:p>
          </table:table-cell>
          <table:table-cell office:value-type="float" office:value="0.0330366561502161" calcext:value-type="float">
            <text:p>0.0330366562</text:p>
          </table:table-cell>
          <table:table-cell office:value-type="float" office:value="0.00241363481496141" calcext:value-type="float">
            <text:p>0.0024136348</text:p>
          </table:table-cell>
          <table:table-cell office:value-type="float" office:value="0.875396013933399" calcext:value-type="float">
            <text:p>0.8753960139</text:p>
          </table:table-cell>
          <table:table-cell office:value-type="float" office:value="1.03469605783271" calcext:value-type="float">
            <text:p>1.0346960578</text:p>
          </table:table-cell>
          <table:table-cell office:value-type="float" office:value="1.02534319084568" calcext:value-type="float">
            <text:p>1.0253431908</text:p>
          </table:table-cell>
          <table:table-cell office:value-type="float" office:value="0.991099697619085" calcext:value-type="float">
            <text:p>0.9910996976</text:p>
          </table:table-cell>
          <table:table-cell office:value-type="float" office:value="0.987328393337784" calcext:value-type="float">
            <text:p>0.98732839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.53" calcext:value-type="float">
            <text:p>75.53</text:p>
          </table:table-cell>
          <table:table-cell office:value-type="float" office:value="0" calcext:value-type="float">
            <text:p>0</text:p>
          </table:table-cell>
          <table:table-cell office:value-type="float" office:value="13.5776538270118" calcext:value-type="float">
            <text:p>13.57765382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0000000187322889016294" calcext:value-type="float">
            <text:p>1.87322889016294E-009</text:p>
          </table:table-cell>
          <table:table-cell office:value-type="float" office:value="0.00256448968366303" calcext:value-type="float">
            <text:p>0.0025644897</text:p>
          </table:table-cell>
          <table:table-cell office:value-type="float" office:value="0.000754259357676974" calcext:value-type="float">
            <text:p>0.0007542594</text:p>
          </table:table-cell>
          <table:table-cell office:value-type="float" office:value="0.00301704867008121" calcext:value-type="float">
            <text:p>0.0030170487</text:p>
          </table:table-cell>
          <table:table-cell office:value-type="float" office:value="0.915220979950732" calcext:value-type="float">
            <text:p>0.91522098</text:p>
          </table:table-cell>
          <table:table-cell office:value-type="float" office:value="1.0042239012568" calcext:value-type="float">
            <text:p>1.0042239013</text:p>
          </table:table-cell>
          <table:table-cell office:value-type="float" office:value="0.998642336752782" calcext:value-type="float">
            <text:p>0.9986423368</text:p>
          </table:table-cell>
          <table:table-cell office:value-type="float" office:value="1.00286615259034" calcext:value-type="float">
            <text:p>1.00286615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.4" calcext:value-type="float">
            <text:p>75.4</text:p>
          </table:table-cell>
          <table:table-cell office:value-type="float" office:value="0" calcext:value-type="float">
            <text:p>0</text:p>
          </table:table-cell>
          <table:table-cell office:value-type="float" office:value="7.32084980611404" calcext:value-type="float">
            <text:p>7.320849806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000452555239960408" calcext:value-type="float">
            <text:p>0.0004525552</text:p>
          </table:table-cell>
          <table:table-cell office:value-type="float" office:value="0.00286619380137959" calcext:value-type="float">
            <text:p>0.0028661938</text:p>
          </table:table-cell>
          <table:table-cell office:value-type="float" office:value="0.000905114226378587" calcext:value-type="float">
            <text:p>0.0009051142</text:p>
          </table:table-cell>
          <table:table-cell office:value-type="float" office:value="0.798762999442791" calcext:value-type="float">
            <text:p>0.7987629994</text:p>
          </table:table-cell>
          <table:table-cell office:value-type="float" office:value="1.05279828241695" calcext:value-type="float">
            <text:p>1.0527982824</text:p>
          </table:table-cell>
          <table:table-cell office:value-type="float" office:value="1.02639915244785" calcext:value-type="float">
            <text:p>1.0263991524</text:p>
          </table:table-cell>
          <table:table-cell office:value-type="float" office:value="1.0265500297953" calcext:value-type="float">
            <text:p>1.0265500298</text:p>
          </table:table-cell>
          <table:table-cell office:value-type="float" office:value="1.00603412731182" calcext:value-type="float">
            <text:p>1.0060341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.77" calcext:value-type="float">
            <text:p>65.77</text:p>
          </table:table-cell>
          <table:table-cell office:value-type="float" office:value="0" calcext:value-type="float">
            <text:p>0</text:p>
          </table:table-cell>
          <table:table-cell office:value-type="float" office:value="11.8337406946177" calcext:value-type="float">
            <text:p>11.833740694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000829904718288204" calcext:value-type="float">
            <text:p>0.0008299047</text:p>
          </table:table-cell>
          <table:table-cell office:value-type="float" office:value="0.00169589154909811" calcext:value-type="float">
            <text:p>0.0016958915</text:p>
          </table:table-cell>
          <table:table-cell office:value-type="float" office:value="0.000108246337565101" calcext:value-type="float">
            <text:p>0.0001082463</text:p>
          </table:table-cell>
          <table:table-cell office:value-type="float" office:value="0.0796348353643023" calcext:value-type="float">
            <text:p>0.0796348354</text:p>
          </table:table-cell>
          <table:table-cell office:value-type="float" office:value="0.921231109796594" calcext:value-type="float">
            <text:p>0.9212311098</text:p>
          </table:table-cell>
          <table:table-cell office:value-type="float" office:value="1.00465464225036" calcext:value-type="float">
            <text:p>1.0046546423</text:p>
          </table:table-cell>
          <table:table-cell office:value-type="float" office:value="0.980984324788027" calcext:value-type="float">
            <text:p>0.9809843248</text:p>
          </table:table-cell>
          <table:table-cell office:value-type="float" office:value="1.01822180690372" calcext:value-type="float">
            <text:p>1.01822180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.04" calcext:value-type="float">
            <text:p>68.04</text:p>
          </table:table-cell>
          <table:table-cell office:value-type="float" office:value="0" calcext:value-type="float">
            <text:p>0</text:p>
          </table:table-cell>
          <table:table-cell office:value-type="float" office:value="7.69832262278927" calcext:value-type="float">
            <text:p>7.698322622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00226278556594646" calcext:value-type="float">
            <text:p>0.0022627856</text:p>
          </table:table-cell>
          <table:table-cell office:value-type="float" office:value="0.00331875278779777" calcext:value-type="float">
            <text:p>0.0033187528</text:p>
          </table:table-cell>
          <table:table-cell office:value-type="float" office:value="0.00724091193779978" calcext:value-type="float">
            <text:p>0.0072409119</text:p>
          </table:table-cell>
          <table:table-cell office:value-type="float" office:value="0.434002131056364" calcext:value-type="float">
            <text:p>0.4340021311</text:p>
          </table:table-cell>
          <table:table-cell office:value-type="float" office:value="0.973751679942106" calcext:value-type="float">
            <text:p>0.9737516799</text:p>
          </table:table-cell>
          <table:table-cell office:value-type="float" office:value="1.04963039761046" calcext:value-type="float">
            <text:p>1.0496303976</text:p>
          </table:table-cell>
          <table:table-cell office:value-type="float" office:value="1.03047212150906" calcext:value-type="float">
            <text:p>1.0304721215</text:p>
          </table:table-cell>
          <table:table-cell office:value-type="float" office:value="1.02504143615079" calcext:value-type="float">
            <text:p>1.02504143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3.45" calcext:value-type="float">
            <text:p>73.45</text:p>
          </table:table-cell>
          <table:table-cell office:value-type="float" office:value="0" calcext:value-type="float">
            <text:p>0</text:p>
          </table:table-cell>
          <table:table-cell office:value-type="float" office:value="11.1215371747387" calcext:value-type="float">
            <text:p>11.121537174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float" office:value="-0.000675674544686765" calcext:value-type="float">
            <text:p>-0.0006756745</text:p>
          </table:table-cell>
          <table:table-cell table:style-name="ce3" office:value-type="float" office:value="0.0024774761272827" calcext:value-type="float">
            <text:p>0.0024774761</text:p>
          </table:table-cell>
          <table:table-cell table:style-name="ce3" office:value-type="float" office:value="0.000975977139089885" calcext:value-type="float">
            <text:p>0.0009759771</text:p>
          </table:table-cell>
          <table:table-cell table:style-name="ce3" office:value-type="float" office:value="0.00262762882286653" calcext:value-type="float">
            <text:p>0.0026276288</text:p>
          </table:table-cell>
          <table:table-cell table:style-name="ce3" office:value-type="float" office:value="0.100375372369798" calcext:value-type="float">
            <text:p>0.1003753724</text:p>
          </table:table-cell>
          <table:table-cell table:style-name="ce3" office:value-type="float" office:value="1.02950456838695" calcext:value-type="float">
            <text:p>1.0295045684</text:p>
          </table:table-cell>
          <table:table-cell table:style-name="ce3" office:value-type="float" office:value="1.0132883457533" calcext:value-type="float">
            <text:p>1.0132883458</text:p>
          </table:table-cell>
          <table:table-cell table:style-name="ce3" office:value-type="float" office:value="0.986561568673469" calcext:value-type="float">
            <text:p>0.98656156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.96" calcext:value-type="float">
            <text:p>80.96</text:p>
          </table:table-cell>
          <table:table-cell office:value-type="float" office:value="0" calcext:value-type="float">
            <text:p>0</text:p>
          </table:table-cell>
          <table:table-cell office:value-type="float" office:value="5.7293104590134" calcext:value-type="float">
            <text:p>5.72931045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943817031826052" calcext:value-type="float">
            <text:p>0.9438170318</text:p>
          </table:table-cell>
          <table:table-cell office:value-type="float" office:value="0.968941433452192" calcext:value-type="float">
            <text:p>0.9689414335</text:p>
          </table:table-cell>
          <table:table-cell office:value-type="float" office:value="0.987605308889496" calcext:value-type="float">
            <text:p>0.9876053089</text:p>
          </table:table-cell>
          <table:table-cell office:value-type="float" office:value="0.965639331586227" calcext:value-type="float">
            <text:p>0.9656393316</text:p>
          </table:table-cell>
          <table:table-cell office:value-type="float" office:value="0.978560469537184" calcext:value-type="float">
            <text:p>0.9785604695</text:p>
          </table:table-cell>
          <table:table-cell office:value-type="float" office:value="0.991912297824293" calcext:value-type="float">
            <text:p>0.9919122978</text:p>
          </table:table-cell>
          <table:table-cell office:value-type="float" office:value="0.984159615053718" calcext:value-type="float">
            <text:p>0.9841596151</text:p>
          </table:table-cell>
          <table:table-cell office:value-type="float" office:value="0.966931488167964" calcext:value-type="float">
            <text:p>0.96693148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9.17" calcext:value-type="float">
            <text:p>89.17</text:p>
          </table:table-cell>
          <table:table-cell office:value-type="float" office:value="0" calcext:value-type="float">
            <text:p>0</text:p>
          </table:table-cell>
          <table:table-cell office:value-type="float" office:value="433.863132664749" calcext:value-type="float">
            <text:p>433.863132664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-0.000717836837463025" calcext:value-type="float">
            <text:p>-0.0007178368</text:p>
          </table:table-cell>
          <table:table-cell office:value-type="float" office:value="0.00215352655737974" calcext:value-type="float">
            <text:p>0.0021535266</text:p>
          </table:table-cell>
          <table:table-cell office:value-type="float" office:value="-0.000861407413953764" calcext:value-type="float">
            <text:p>-0.0008614074</text:p>
          </table:table-cell>
          <table:table-cell office:value-type="float" office:value="0.141988904097401" calcext:value-type="float">
            <text:p>0.1419889041</text:p>
          </table:table-cell>
          <table:table-cell office:value-type="float" office:value="0.846190665704737" calcext:value-type="float">
            <text:p>0.8461906657</text:p>
          </table:table-cell>
          <table:table-cell office:value-type="float" office:value="0.984159615053718" calcext:value-type="float">
            <text:p>0.9841596151</text:p>
          </table:table-cell>
          <table:table-cell office:value-type="float" office:value="0.988179591195459" calcext:value-type="float">
            <text:p>0.9881795912</text:p>
          </table:table-cell>
          <table:table-cell office:value-type="float" office:value="0.975689143580653" calcext:value-type="float">
            <text:p>0.9756891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6.28" calcext:value-type="float">
            <text:p>66.28</text:p>
          </table:table-cell>
          <table:table-cell office:value-type="float" office:value="0" calcext:value-type="float">
            <text:p>0</text:p>
          </table:table-cell>
          <table:table-cell office:value-type="float" office:value="7.47236500267769" calcext:value-type="float">
            <text:p>7.472365002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229709178554026" calcext:value-type="float">
            <text:p>0.0022970918</text:p>
          </table:table-cell>
          <table:table-cell office:value-type="float" office:value="0.00301493397133351" calcext:value-type="float">
            <text:p>0.003014934</text:p>
          </table:table-cell>
          <table:table-cell office:value-type="float" office:value="0.00215352655737974" calcext:value-type="float">
            <text:p>0.0021535266</text:p>
          </table:table-cell>
          <table:table-cell office:value-type="float" office:value="0.00186638540439827" calcext:value-type="float">
            <text:p>0.0018663854</text:p>
          </table:table-cell>
          <table:table-cell office:value-type="float" office:value="0.777565085381492" calcext:value-type="float">
            <text:p>0.7775650854</text:p>
          </table:table-cell>
          <table:table-cell office:value-type="float" office:value="0.990620226815839" calcext:value-type="float">
            <text:p>0.9906202268</text:p>
          </table:table-cell>
          <table:table-cell office:value-type="float" office:value="0.981288289097187" calcext:value-type="float">
            <text:p>0.9812882891</text:p>
          </table:table-cell>
          <table:table-cell office:value-type="float" office:value="0.970377096430458" calcext:value-type="float">
            <text:p>0.97037709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09" calcext:value-type="float">
            <text:p>83.09</text:p>
          </table:table-cell>
          <table:table-cell office:value-type="float" office:value="0" calcext:value-type="float">
            <text:p>0</text:p>
          </table:table-cell>
          <table:table-cell office:value-type="float" office:value="7.38506184267556" calcext:value-type="float">
            <text:p>7.385061842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717842185793248" calcext:value-type="float">
            <text:p>0.0007178422</text:p>
          </table:table-cell>
          <table:table-cell office:value-type="float" office:value="0.00172282017623775" calcext:value-type="float">
            <text:p>0.0017228202</text:p>
          </table:table-cell>
          <table:table-cell office:value-type="float" office:value="0.00114854856693524" calcext:value-type="float">
            <text:p>0.0011485486</text:p>
          </table:table-cell>
          <table:table-cell office:value-type="float" office:value="0.0010049779904445" calcext:value-type="float">
            <text:p>0.001004978</text:p>
          </table:table-cell>
          <table:table-cell office:value-type="float" office:value="0" calcext:value-type="float">
            <text:p>0</text:p>
          </table:table-cell>
          <table:table-cell office:value-type="float" office:value="0.723296305987471" calcext:value-type="float">
            <text:p>0.723296306</text:p>
          </table:table-cell>
          <table:table-cell office:value-type="float" office:value="0.977842680834693" calcext:value-type="float">
            <text:p>0.9778426808</text:p>
          </table:table-cell>
          <table:table-cell office:value-type="float" office:value="0.97726839852873" calcext:value-type="float">
            <text:p>0.97726839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2.14" calcext:value-type="float">
            <text:p>82.14</text:p>
          </table:table-cell>
          <table:table-cell office:value-type="float" office:value="0" calcext:value-type="float">
            <text:p>0</text:p>
          </table:table-cell>
          <table:table-cell office:value-type="float" office:value="3.60598328265874" calcext:value-type="float">
            <text:p>3.605983282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-0.00114854321860502" calcext:value-type="float">
            <text:p>-0.0011485432</text:p>
          </table:table-cell>
          <table:table-cell office:value-type="float" office:value="0.503062806875154" calcext:value-type="float">
            <text:p>0.5030628069</text:p>
          </table:table-cell>
          <table:table-cell office:value-type="float" office:value="0.955733111561612" calcext:value-type="float">
            <text:p>0.9557331116</text:p>
          </table:table-cell>
          <table:table-cell office:value-type="float" office:value="0.991194509121802" calcext:value-type="float">
            <text:p>0.9911945091</text:p>
          </table:table-cell>
          <table:table-cell office:value-type="float" office:value="0.998516415982942" calcext:value-type="float">
            <text:p>0.998516416</text:p>
          </table:table-cell>
          <table:table-cell office:value-type="float" office:value="0.987174532980061" calcext:value-type="float">
            <text:p>0.987174533</text:p>
          </table:table-cell>
          <table:table-cell office:value-type="float" office:value="0.989615254173725" calcext:value-type="float">
            <text:p>0.9896152542</text:p>
          </table:table-cell>
          <table:table-cell office:value-type="float" office:value="0.96377297827181" calcext:value-type="float">
            <text:p>0.96377297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.69" calcext:value-type="float">
            <text:p>79.69</text:p>
          </table:table-cell>
          <table:table-cell office:value-type="float" office:value="0" calcext:value-type="float">
            <text:p>0</text:p>
          </table:table-cell>
          <table:table-cell office:value-type="float" office:value="51.4146552068066" calcext:value-type="float">
            <text:p>51.414655206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-0.00200995063255878" calcext:value-type="float">
            <text:p>-0.0020099506</text:p>
          </table:table-cell>
          <table:table-cell office:value-type="float" office:value="0" calcext:value-type="float">
            <text:p>0</text:p>
          </table:table-cell>
          <table:table-cell office:value-type="float" office:value="-0.00186638540439827" calcext:value-type="float">
            <text:p>-0.0018663854</text:p>
          </table:table-cell>
          <table:table-cell office:value-type="float" office:value="0.155197161808019" calcext:value-type="float">
            <text:p>0.1551971618</text:p>
          </table:table-cell>
          <table:table-cell office:value-type="float" office:value="0.865715921814343" calcext:value-type="float">
            <text:p>0.8657159218</text:p>
          </table:table-cell>
          <table:table-cell office:value-type="float" office:value="0.98889737989795" calcext:value-type="float">
            <text:p>0.9888973799</text:p>
          </table:table-cell>
          <table:table-cell office:value-type="float" office:value="0.993060862436219" calcext:value-type="float">
            <text:p>0.9930608624</text:p>
          </table:table-cell>
          <table:table-cell office:value-type="float" office:value="0.983872516687379" calcext:value-type="float">
            <text:p>0.983872516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4.27" calcext:value-type="float">
            <text:p>74.27</text:p>
          </table:table-cell>
          <table:table-cell office:value-type="float" office:value="0" calcext:value-type="float">
            <text:p>0</text:p>
          </table:table-cell>
          <table:table-cell office:value-type="float" office:value="8.58490886421519" calcext:value-type="float">
            <text:p>8.584908864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0028282954308937" calcext:value-type="float">
            <text:p>0.0028282954</text:p>
          </table:table-cell>
          <table:table-cell office:value-type="float" office:value="0.00215352655737974" calcext:value-type="float">
            <text:p>0.0021535266</text:p>
          </table:table-cell>
          <table:table-cell office:value-type="float" office:value="0" calcext:value-type="float">
            <text:p>0</text:p>
          </table:table-cell>
          <table:table-cell office:value-type="float" office:value="0.00186638540439827" calcext:value-type="float">
            <text:p>0.0018663854</text:p>
          </table:table-cell>
          <table:table-cell office:value-type="float" office:value="-0.00172281482790753" calcext:value-type="float">
            <text:p>-0.0017228148</text:p>
          </table:table-cell>
          <table:table-cell office:value-type="float" office:value="0.428407347912582" calcext:value-type="float">
            <text:p>0.4284073479</text:p>
          </table:table-cell>
          <table:table-cell office:value-type="float" office:value="0.973248422386989" calcext:value-type="float">
            <text:p>0.9732484224</text:p>
          </table:table-cell>
          <table:table-cell office:value-type="float" office:value="0.967936460810078" calcext:value-type="float">
            <text:p>0.96793646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82" calcext:value-type="float">
            <text:p>83.82</text:p>
          </table:table-cell>
          <table:table-cell office:value-type="float" office:value="0" calcext:value-type="float">
            <text:p>0</text:p>
          </table:table-cell>
          <table:table-cell office:value-type="float" office:value="3.21287706009115" calcext:value-type="float">
            <text:p>3.212877060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-0.00445061299458978" calcext:value-type="float">
            <text:p>-0.004450613</text:p>
          </table:table-cell>
          <table:table-cell office:value-type="float" office:value="0.000430706381141993" calcext:value-type="float">
            <text:p>0.0004307064</text:p>
          </table:table-cell>
          <table:table-cell office:value-type="float" office:value="0.00430704776642926" calcext:value-type="float">
            <text:p>0.0043070478</text:p>
          </table:table-cell>
          <table:table-cell office:value-type="float" office:value="0.699176877003445" calcext:value-type="float">
            <text:p>0.699176877</text:p>
          </table:table-cell>
          <table:table-cell office:value-type="float" office:value="0.980283316455073" calcext:value-type="float">
            <text:p>0.9802833165</text:p>
          </table:table-cell>
          <table:table-cell office:value-type="float" office:value="0.996075780362562" calcext:value-type="float">
            <text:p>0.9960757804</text:p>
          </table:table-cell>
          <table:table-cell office:value-type="float" office:value="0.986600336247382" calcext:value-type="float">
            <text:p>0.9866003362</text:p>
          </table:table-cell>
          <table:table-cell office:value-type="float" office:value="0.969372123788344" calcext:value-type="float">
            <text:p>0.969372123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14.1832559055403" calcext:value-type="float">
            <text:p>14.183255905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-0.00344563500414528" calcext:value-type="float">
            <text:p>-0.003445635</text:p>
          </table:table-cell>
          <table:table-cell office:value-type="float" office:value="0.000143570576490738" calcext:value-type="float">
            <text:p>0.0001435706</text:p>
          </table:table-cell>
          <table:table-cell office:value-type="float" office:value="-0.000861407413953764" calcext:value-type="float">
            <text:p>-0.0008614074</text:p>
          </table:table-cell>
          <table:table-cell office:value-type="float" office:value="0.944104130192392" calcext:value-type="float">
            <text:p>0.9441041302</text:p>
          </table:table-cell>
          <table:table-cell office:value-type="float" office:value="0.970089998064118" calcext:value-type="float">
            <text:p>0.9700899981</text:p>
          </table:table-cell>
          <table:table-cell office:value-type="float" office:value="0.985595363605267" calcext:value-type="float">
            <text:p>0.9855953636</text:p>
          </table:table-cell>
          <table:table-cell office:value-type="float" office:value="0.992486580130256" calcext:value-type="float">
            <text:p>0.9924865801</text:p>
          </table:table-cell>
          <table:table-cell office:value-type="float" office:value="0.97726839852873" calcext:value-type="float">
            <text:p>0.97726839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.9305696295618" calcext:value-type="float">
            <text:p>11.930569629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-0.000180415939371534" calcext:value-type="float">
            <text:p>-0.0001804159</text:p>
          </table:table-cell>
          <table:table-cell office:value-type="float" office:value="0.0289745224220959" calcext:value-type="float">
            <text:p>0.0289745224</text:p>
          </table:table-cell>
          <table:table-cell office:value-type="float" office:value="0.819766171592384" calcext:value-type="float">
            <text:p>0.8197661716</text:p>
          </table:table-cell>
          <table:table-cell office:value-type="float" office:value="1.00321134699596" calcext:value-type="float">
            <text:p>1.003211347</text:p>
          </table:table-cell>
          <table:table-cell office:value-type="float" office:value="0.970592461311256" calcext:value-type="float">
            <text:p>0.9705924613</text:p>
          </table:table-cell>
          <table:table-cell office:value-type="float" office:value="1.00061338112677" calcext:value-type="float">
            <text:p>1.0006133811</text:p>
          </table:table-cell>
          <table:table-cell office:value-type="float" office:value="0.999891776513678" calcext:value-type="float">
            <text:p>0.9998917765</text:p>
          </table:table-cell>
          <table:table-cell office:value-type="float" office:value="1.02370644930991" calcext:value-type="float">
            <text:p>1.02370644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.43" calcext:value-type="float">
            <text:p>63.43</text:p>
          </table:table-cell>
          <table:table-cell office:value-type="float" office:value="0" calcext:value-type="float">
            <text:p>0</text:p>
          </table:table-cell>
          <table:table-cell office:value-type="float" office:value="25.0545997434497" calcext:value-type="float">
            <text:p>25.054599743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00112416334028436" calcext:value-type="float">
            <text:p>0.0011241633</text:p>
          </table:table-cell>
          <table:table-cell office:value-type="float" office:value="0.00329997276658286" calcext:value-type="float">
            <text:p>0.0032999728</text:p>
          </table:table-cell>
          <table:table-cell office:value-type="float" office:value="0.0015593263062781" calcext:value-type="float">
            <text:p>0.0015593263</text:p>
          </table:table-cell>
          <table:table-cell office:value-type="float" office:value="0.0811937870372285" calcext:value-type="float">
            <text:p>0.081193787</text:p>
          </table:table-cell>
          <table:table-cell office:value-type="float" office:value="0.967036574190668" calcext:value-type="float">
            <text:p>0.9670365742</text:p>
          </table:table-cell>
          <table:table-cell office:value-type="float" office:value="1.0259283659432" calcext:value-type="float">
            <text:p>1.0259283659</text:p>
          </table:table-cell>
          <table:table-cell office:value-type="float" office:value="1.03202059343041" calcext:value-type="float">
            <text:p>1.0320205934</text:p>
          </table:table-cell>
          <table:table-cell office:value-type="float" office:value="1.02114157872094" calcext:value-type="float">
            <text:p>1.02114157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1.99" calcext:value-type="float">
            <text:p>71.99</text:p>
          </table:table-cell>
          <table:table-cell office:value-type="float" office:value="0" calcext:value-type="float">
            <text:p>0</text:p>
          </table:table-cell>
          <table:table-cell office:value-type="float" office:value="8.48305776101866" calcext:value-type="float">
            <text:p>8.48305776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float" office:value="-0.00142642683554773" calcext:value-type="float">
            <text:p>-0.0014264268</text:p>
          </table:table-cell>
          <table:table-cell table:style-name="ce3" office:value-type="float" office:value="0.00157657673436701" calcext:value-type="float">
            <text:p>0.0015765767</text:p>
          </table:table-cell>
          <table:table-cell table:style-name="ce3" office:value-type="float" office:value="-0.00262762602610198" calcext:value-type="float">
            <text:p>-0.002627626</text:p>
          </table:table-cell>
          <table:table-cell table:style-name="ce3" office:value-type="float" office:value="0.900976008882368" calcext:value-type="float">
            <text:p>0.9009760089</text:p>
          </table:table-cell>
          <table:table-cell table:style-name="ce3" office:value-type="float" office:value="1.03340840422743" calcext:value-type="float">
            <text:p>1.0334084042</text:p>
          </table:table-cell>
          <table:table-cell table:style-name="ce3" office:value-type="float" office:value="1.03851355112905" calcext:value-type="float">
            <text:p>1.0385135511</text:p>
          </table:table-cell>
          <table:table-cell table:style-name="ce3" office:value-type="float" office:value="1.01208712418863" calcext:value-type="float">
            <text:p>1.0120871242</text:p>
          </table:table-cell>
          <table:table-cell table:style-name="ce3" office:value-type="float" office:value="0.983708689831493" calcext:value-type="float">
            <text:p>0.983708689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1.22" calcext:value-type="float">
            <text:p>81.22</text:p>
          </table:table-cell>
          <table:table-cell office:value-type="float" office:value="0" calcext:value-type="float">
            <text:p>0</text:p>
          </table:table-cell>
          <table:table-cell office:value-type="float" office:value="15.5360810649963" calcext:value-type="float">
            <text:p>15.53608106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00170438242949942" calcext:value-type="float">
            <text:p>0.0017043824</text:p>
          </table:table-cell>
          <table:table-cell office:value-type="float" office:value="1.11731212408625" calcext:value-type="float">
            <text:p>1.1173121241</text:p>
          </table:table-cell>
          <table:table-cell office:value-type="float" office:value="1.07176532275263" calcext:value-type="float">
            <text:p>1.0717653228</text:p>
          </table:table-cell>
          <table:table-cell office:value-type="float" office:value="1.0489918356271" calcext:value-type="float">
            <text:p>1.0489918356</text:p>
          </table:table-cell>
          <table:table-cell office:value-type="float" office:value="1.04014356341336" calcext:value-type="float">
            <text:p>1.0401435634</text:p>
          </table:table-cell>
          <table:table-cell office:value-type="float" office:value="1.03738760514556" calcext:value-type="float">
            <text:p>1.0373876051</text:p>
          </table:table-cell>
          <table:table-cell office:value-type="float" office:value="1.02520306371242" calcext:value-type="float">
            <text:p>1.0252030637</text:p>
          </table:table-cell>
          <table:table-cell office:value-type="float" office:value="0.999818696056984" calcext:value-type="float">
            <text:p>0.999818696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92.35" calcext:value-type="float">
            <text:p>92.35</text:p>
          </table:table-cell>
          <table:table-cell office:value-type="float" office:value="0" calcext:value-type="float">
            <text:p>0</text:p>
          </table:table-cell>
          <table:table-cell office:value-type="float" office:value="91.6274310138826" calcext:value-type="float">
            <text:p>91.627431013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000979112620733258" calcext:value-type="float">
            <text:p>0.0009791126</text:p>
          </table:table-cell>
          <table:table-cell office:value-type="float" office:value="0.00402523717167881" calcext:value-type="float">
            <text:p>0.0040252372</text:p>
          </table:table-cell>
          <table:table-cell office:value-type="float" office:value="0.00199448927227185" calcext:value-type="float">
            <text:p>0.0019944893</text:p>
          </table:table-cell>
          <table:table-cell office:value-type="float" office:value="0.0613214331834611" calcext:value-type="float">
            <text:p>0.0613214332</text:p>
          </table:table-cell>
          <table:table-cell office:value-type="float" office:value="0.912496336446687" calcext:value-type="float">
            <text:p>0.9124963364</text:p>
          </table:table-cell>
          <table:table-cell office:value-type="float" office:value="1.02085142324514" calcext:value-type="float">
            <text:p>1.0208514232</text:p>
          </table:table-cell>
          <table:table-cell office:value-type="float" office:value="1.03405133592615" calcext:value-type="float">
            <text:p>1.0340513359</text:p>
          </table:table-cell>
          <table:table-cell office:value-type="float" office:value="1.00460539682052" calcext:value-type="float">
            <text:p>1.00460539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.5" calcext:value-type="float">
            <text:p>69.5</text:p>
          </table:table-cell>
          <table:table-cell office:value-type="float" office:value="0" calcext:value-type="float">
            <text:p>0</text:p>
          </table:table-cell>
          <table:table-cell office:value-type="float" office:value="7.6106029209547" calcext:value-type="float">
            <text:p>7.61060292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-0.000326370873577753" calcext:value-type="float">
            <text:p>-0.0003263709</text:p>
          </table:table-cell>
          <table:table-cell office:value-type="float" office:value="0.00431534401445123" calcext:value-type="float">
            <text:p>0.004315344</text:p>
          </table:table-cell>
          <table:table-cell office:value-type="float" office:value="0.341275006578158" calcext:value-type="float">
            <text:p>0.3412750066</text:p>
          </table:table-cell>
          <table:table-cell office:value-type="float" office:value="0.980961702643745" calcext:value-type="float">
            <text:p>0.9809617026</text:p>
          </table:table-cell>
          <table:table-cell office:value-type="float" office:value="1.04275453040198" calcext:value-type="float">
            <text:p>1.0427545304</text:p>
          </table:table-cell>
          <table:table-cell office:value-type="float" office:value="1.05421376960434" calcext:value-type="float">
            <text:p>1.0542137696</text:p>
          </table:table-cell>
          <table:table-cell office:value-type="float" office:value="1.02839425519392" calcext:value-type="float">
            <text:p>1.0283942552</text:p>
          </table:table-cell>
          <table:table-cell office:value-type="float" office:value="0.99952854058118" calcext:value-type="float">
            <text:p>0.9995285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9.1" calcext:value-type="float">
            <text:p>79.1</text:p>
          </table:table-cell>
          <table:table-cell office:value-type="float" office:value="0" calcext:value-type="float">
            <text:p>0</text:p>
          </table:table-cell>
          <table:table-cell office:value-type="float" office:value="22.5570197684517" calcext:value-type="float">
            <text:p>22.557019768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-0.00207626597343931" calcext:value-type="float">
            <text:p>-0.002076266</text:p>
          </table:table-cell>
          <table:table-cell office:value-type="float" office:value="0.00126601390494104" calcext:value-type="float">
            <text:p>0.0012660139</text:p>
          </table:table-cell>
          <table:table-cell office:value-type="float" office:value="0.783359539403115" calcext:value-type="float">
            <text:p>0.7833595394</text:p>
          </table:table-cell>
          <table:table-cell office:value-type="float" office:value="1.03737276488379" calcext:value-type="float">
            <text:p>1.0373727649</text:p>
          </table:table-cell>
          <table:table-cell office:value-type="float" office:value="1.04117080659862" calcext:value-type="float">
            <text:p>1.0411708066</text:p>
          </table:table-cell>
          <table:table-cell office:value-type="float" office:value="1.03311897265158" calcext:value-type="float">
            <text:p>1.0331189727</text:p>
          </table:table-cell>
          <table:table-cell office:value-type="float" office:value="1.02992862847743" calcext:value-type="float">
            <text:p>1.0299286285</text:p>
          </table:table-cell>
          <table:table-cell office:value-type="float" office:value="1.02673828430327" calcext:value-type="float">
            <text:p>1.026738284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74.16" calcext:value-type="float">
            <text:p>74.16</text:p>
          </table:table-cell>
          <table:table-cell office:value-type="float" office:value="0" calcext:value-type="float">
            <text:p>0</text:p>
          </table:table-cell>
          <table:table-cell office:value-type="float" office:value="26.8281308071475" calcext:value-type="float">
            <text:p>26.828130807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-0.00207626597343931" calcext:value-type="float">
            <text:p>-0.002076266</text:p>
          </table:table-cell>
          <table:table-cell office:value-type="float" office:value="0.000506403298164985" calcext:value-type="float">
            <text:p>0.0005064033</text:p>
          </table:table-cell>
          <table:table-cell office:value-type="float" office:value="-0.00116473664102519" calcext:value-type="float">
            <text:p>-0.0011647366</text:p>
          </table:table-cell>
          <table:table-cell office:value-type="float" office:value="0.759811644550229" calcext:value-type="float">
            <text:p>0.7598116446</text:p>
          </table:table-cell>
          <table:table-cell office:value-type="float" office:value="1.06122446323078" calcext:value-type="float">
            <text:p>1.0612244632</text:p>
          </table:table-cell>
          <table:table-cell office:value-type="float" office:value="1.0481591924876" calcext:value-type="float">
            <text:p>1.0481591925</text:p>
          </table:table-cell>
          <table:table-cell office:value-type="float" office:value="1.03159977407615" calcext:value-type="float">
            <text:p>1.0315997741</text:p>
          </table:table-cell>
          <table:table-cell office:value-type="float" office:value="1.02020564893168" calcext:value-type="float">
            <text:p>1.02020564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.07" calcext:value-type="float">
            <text:p>68.07</text:p>
          </table:table-cell>
          <table:table-cell office:value-type="float" office:value="0" calcext:value-type="float">
            <text:p>0</text:p>
          </table:table-cell>
          <table:table-cell office:value-type="float" office:value="12.0367797402489" calcext:value-type="float">
            <text:p>12.036779740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-0.00344356280182478" calcext:value-type="float">
            <text:p>-0.0034435628</text:p>
          </table:table-cell>
          <table:table-cell office:value-type="float" office:value="-0.000860893530220485" calcext:value-type="float">
            <text:p>-0.0008608935</text:p>
          </table:table-cell>
          <table:table-cell office:value-type="float" office:value="-0.00298779530585343" calcext:value-type="float">
            <text:p>-0.0029877953</text:p>
          </table:table-cell>
          <table:table-cell office:value-type="float" office:value="-0.0017724228626346" calcext:value-type="float">
            <text:p>-0.0017724229</text:p>
          </table:table-cell>
          <table:table-cell office:value-type="float" office:value="0.3863877992064" calcext:value-type="float">
            <text:p>0.3863877992</text:p>
          </table:table-cell>
          <table:table-cell office:value-type="float" office:value="1.02172484750712" calcext:value-type="float">
            <text:p>1.0217248475</text:p>
          </table:table-cell>
          <table:table-cell office:value-type="float" office:value="1.05666686750447" calcext:value-type="float">
            <text:p>1.0566668675</text:p>
          </table:table-cell>
          <table:table-cell office:value-type="float" office:value="1.03190357757025" calcext:value-type="float">
            <text:p>1.03190357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4.69" calcext:value-type="float">
            <text:p>84.69</text:p>
          </table:table-cell>
          <table:table-cell office:value-type="float" office:value="0" calcext:value-type="float">
            <text:p>0</text:p>
          </table:table-cell>
          <table:table-cell office:value-type="float" office:value="6.47432318026342" calcext:value-type="float">
            <text:p>6.474323180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-0.00298779530585343" calcext:value-type="float">
            <text:p>-0.0029877953</text:p>
          </table:table-cell>
          <table:table-cell office:value-type="float" office:value="0.000354484572526921" calcext:value-type="float">
            <text:p>0.0003544846</text:p>
          </table:table-cell>
          <table:table-cell office:value-type="float" office:value="-0.0014685797518299" calcext:value-type="float">
            <text:p>-0.0014685798</text:p>
          </table:table-cell>
          <table:table-cell office:value-type="float" office:value="0.93391404699634" calcext:value-type="float">
            <text:p>0.933914047</text:p>
          </table:table-cell>
          <table:table-cell office:value-type="float" office:value="1.03965160802318" calcext:value-type="float">
            <text:p>1.039651608</text:p>
          </table:table-cell>
          <table:table-cell office:value-type="float" office:value="1.04831113951088" calcext:value-type="float">
            <text:p>1.0483111395</text:p>
          </table:table-cell>
          <table:table-cell office:value-type="float" office:value="1.04603229637149" calcext:value-type="float">
            <text:p>1.0460322964</text:p>
          </table:table-cell>
          <table:table-cell office:value-type="float" office:value="1.02658633727999" calcext:value-type="float">
            <text:p>1.0265863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.69" calcext:value-type="float">
            <text:p>65.69</text:p>
          </table:table-cell>
          <table:table-cell office:value-type="float" office:value="0" calcext:value-type="float">
            <text:p>0</text:p>
          </table:table-cell>
          <table:table-cell office:value-type="float" office:value="12.891459782612" calcext:value-type="float">
            <text:p>12.891459782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0.000326370873577753" calcext:value-type="float">
            <text:p>-0.0003263709</text:p>
          </table:table-cell>
          <table:table-cell office:value-type="float" office:value="0.00228459611504427" calcext:value-type="float">
            <text:p>0.0022845961</text:p>
          </table:table-cell>
          <table:table-cell office:value-type="float" office:value="-0.000471426996799071" calcext:value-type="float">
            <text:p>-0.000471427</text:p>
          </table:table-cell>
          <table:table-cell office:value-type="float" office:value="0.000398898935188412" calcext:value-type="float">
            <text:p>0.0003988989</text:p>
          </table:table-cell>
          <table:table-cell office:value-type="float" office:value="0.388127334635452" calcext:value-type="float">
            <text:p>0.3881273346</text:p>
          </table:table-cell>
          <table:table-cell office:value-type="float" office:value="1.03173043795461" calcext:value-type="float">
            <text:p>1.031730438</text:p>
          </table:table-cell>
          <table:table-cell office:value-type="float" office:value="1.04086886564415" calcext:value-type="float">
            <text:p>1.0408688656</text:p>
          </table:table-cell>
          <table:table-cell office:value-type="float" office:value="1.01809546497734" calcext:value-type="float">
            <text:p>1.0180954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.41" calcext:value-type="float">
            <text:p>75.41</text:p>
          </table:table-cell>
          <table:table-cell office:value-type="float" office:value="0" calcext:value-type="float">
            <text:p>0</text:p>
          </table:table-cell>
          <table:table-cell office:value-type="float" office:value="5.8026894838096" calcext:value-type="float">
            <text:p>5.802689483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-0.0000362640308053296" calcext:value-type="float">
            <text:p>-0.000036264</text:p>
          </table:table-cell>
          <table:table-cell office:value-type="float" office:value="0.00402523717167881" calcext:value-type="float">
            <text:p>0.0040252372</text:p>
          </table:table-cell>
          <table:table-cell office:value-type="float" office:value="0.00257470295781669" calcext:value-type="float">
            <text:p>0.002574703</text:p>
          </table:table-cell>
          <table:table-cell office:value-type="float" office:value="0.00213953999182295" calcext:value-type="float">
            <text:p>0.00213954</text:p>
          </table:table-cell>
          <table:table-cell office:value-type="float" office:value="-0.000906584559122599" calcext:value-type="float">
            <text:p>-0.0009065846</text:p>
          </table:table-cell>
          <table:table-cell office:value-type="float" office:value="0.638054820083017" calcext:value-type="float">
            <text:p>0.6380548201</text:p>
          </table:table-cell>
          <table:table-cell office:value-type="float" office:value="1.035501853929" calcext:value-type="float">
            <text:p>1.0355018539</text:p>
          </table:table-cell>
          <table:table-cell office:value-type="float" office:value="0.994886831096821" calcext:value-type="float">
            <text:p>0.9948868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.97" calcext:value-type="float">
            <text:p>82.97</text:p>
          </table:table-cell>
          <table:table-cell office:value-type="float" office:value="0" calcext:value-type="float">
            <text:p>0</text:p>
          </table:table-cell>
          <table:table-cell office:value-type="float" office:value="3.45905488249759" calcext:value-type="float">
            <text:p>3.459054882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0121482449803173" calcext:value-type="float">
            <text:p>0.012148245</text:p>
          </table:table-cell>
          <table:table-cell office:value-type="float" office:value="0.0118581381375449" calcext:value-type="float">
            <text:p>0.0118581381</text:p>
          </table:table-cell>
          <table:table-cell office:value-type="float" office:value="0.00228459611504427" calcext:value-type="float">
            <text:p>0.0022845961</text:p>
          </table:table-cell>
          <table:table-cell office:value-type="float" office:value="0.00242964683459537" calcext:value-type="float">
            <text:p>0.0024296468</text:p>
          </table:table-cell>
          <table:table-cell office:value-type="float" office:value="-0.000326370873577753" calcext:value-type="float">
            <text:p>-0.0003263709</text:p>
          </table:table-cell>
          <table:table-cell office:value-type="float" office:value="0.947309200808739" calcext:value-type="float">
            <text:p>0.9473092008</text:p>
          </table:table-cell>
          <table:table-cell office:value-type="float" office:value="1.03506670717402" calcext:value-type="float">
            <text:p>1.0350667072</text:p>
          </table:table-cell>
          <table:table-cell office:value-type="float" office:value="1.00460539682052" calcext:value-type="float">
            <text:p>1.00460539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.18" calcext:value-type="float">
            <text:p>65.18</text:p>
          </table:table-cell>
          <table:table-cell office:value-type="float" office:value="0" calcext:value-type="float">
            <text:p>0</text:p>
          </table:table-cell>
          <table:table-cell office:value-type="float" office:value="3.10146703928566" calcext:value-type="float">
            <text:p>3.101467039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-0.0000362640308053296" calcext:value-type="float">
            <text:p>-0.000036264</text:p>
          </table:table-cell>
          <table:table-cell office:value-type="float" office:value="0.00228459611504427" calcext:value-type="float">
            <text:p>0.0022845961</text:p>
          </table:table-cell>
          <table:table-cell office:value-type="float" office:value="-0.000616477716350176" calcext:value-type="float">
            <text:p>-0.0006164777</text:p>
          </table:table-cell>
          <table:table-cell office:value-type="float" office:value="0.0211415679136028" calcext:value-type="float">
            <text:p>0.0211415679</text:p>
          </table:table-cell>
          <table:table-cell office:value-type="float" office:value="0.928162138378419" calcext:value-type="float">
            <text:p>0.9281621384</text:p>
          </table:table-cell>
          <table:table-cell office:value-type="float" office:value="1.01737016274655" calcext:value-type="float">
            <text:p>1.0173701627</text:p>
          </table:table-cell>
          <table:table-cell office:value-type="float" office:value="1.03767767416264" calcext:value-type="float">
            <text:p>1.0376776742</text:p>
          </table:table-cell>
          <table:table-cell office:value-type="float" office:value="1.01272845326219" calcext:value-type="float">
            <text:p>1.01272845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.52" calcext:value-type="float">
            <text:p>75.52</text:p>
          </table:table-cell>
          <table:table-cell office:value-type="float" office:value="0" calcext:value-type="float">
            <text:p>0</text:p>
          </table:table-cell>
          <table:table-cell office:value-type="float" office:value="7.92327742201763" calcext:value-type="float">
            <text:p>7.92327742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float" office:value="0.00199448927227185" calcext:value-type="float">
            <text:p>0.0019944893</text:p>
          </table:table-cell>
          <table:table-cell table:style-name="ce3" office:value-type="float" office:value="0.0027197536773678" calcext:value-type="float">
            <text:p>0.0027197537</text:p>
          </table:table-cell>
          <table:table-cell table:style-name="ce3" office:value-type="float" office:value="0.00562082750876224" calcext:value-type="float">
            <text:p>0.0056208275</text:p>
          </table:table-cell>
          <table:table-cell table:style-name="ce3" office:value-type="float" office:value="0.0027197536773678" calcext:value-type="float">
            <text:p>0.0027197537</text:p>
          </table:table-cell>
          <table:table-cell table:style-name="ce3" office:value-type="float" office:value="1.01272845326219" calcext:value-type="float">
            <text:p>1.0127284533</text:p>
          </table:table-cell>
          <table:table-cell table:style-name="ce3" office:value-type="float" office:value="1.02766895296314" calcext:value-type="float">
            <text:p>1.027668953</text:p>
          </table:table-cell>
          <table:table-cell table:style-name="ce3" office:value-type="float" office:value="1.03086014444464" calcext:value-type="float">
            <text:p>1.0308601444</text:p>
          </table:table-cell>
          <table:table-cell table:style-name="ce3" office:value-type="float" office:value="1.00721636380914" calcext:value-type="float">
            <text:p>1.00721636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.60610232915473" calcext:value-type="float">
            <text:p>9.606102329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00670757564312214" calcext:value-type="float">
            <text:p>0.0067075756</text:p>
          </table:table-cell>
          <table:table-cell office:value-type="float" office:value="0.00320134182349902" calcext:value-type="float">
            <text:p>0.0032013418</text:p>
          </table:table-cell>
          <table:table-cell office:value-type="float" office:value="0.00121955946597733" calcext:value-type="float">
            <text:p>0.0012195595</text:p>
          </table:table-cell>
          <table:table-cell office:value-type="float" office:value="1.0119288571107" calcext:value-type="float">
            <text:p>1.0119288571</text:p>
          </table:table-cell>
          <table:table-cell office:value-type="float" office:value="0.993787909699347" calcext:value-type="float">
            <text:p>0.9937879097</text:p>
          </table:table-cell>
          <table:table-cell office:value-type="float" office:value="1.02031326064608" calcext:value-type="float">
            <text:p>1.0203132606</text:p>
          </table:table-cell>
          <table:table-cell office:value-type="float" office:value="1.02138036985473" calcext:value-type="float">
            <text:p>1.0213803699</text:p>
          </table:table-cell>
          <table:table-cell office:value-type="float" office:value="1.01680708361658" calcext:value-type="float">
            <text:p>1.01680708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.94" calcext:value-type="float">
            <text:p>47.94</text:p>
          </table:table-cell>
          <table:table-cell office:value-type="float" office:value="0" calcext:value-type="float">
            <text:p>0</text:p>
          </table:table-cell>
          <table:table-cell office:value-type="float" office:value="11.002815805317" calcext:value-type="float">
            <text:p>11.002815805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float" office:value="0.017683602318399" calcext:value-type="float">
            <text:p>0.0176836023</text:p>
          </table:table-cell>
          <table:table-cell table:style-name="ce3" office:value-type="float" office:value="0.00884179973944633" calcext:value-type="float">
            <text:p>0.0088417997</text:p>
          </table:table-cell>
          <table:table-cell table:number-columns-repeated="2" table:style-name="ce3" office:value-type="float" office:value="0.00121955946597733" calcext:value-type="float">
            <text:p>0.0012195595</text:p>
          </table:table-cell>
          <table:table-cell table:style-name="ce3" office:value-type="float" office:value="0.813598105792562" calcext:value-type="float">
            <text:p>0.8135981058</text:p>
          </table:table-cell>
          <table:table-cell table:style-name="ce3" office:value-type="float" office:value="1.03783378091384" calcext:value-type="float">
            <text:p>1.0378337809</text:p>
          </table:table-cell>
          <table:table-cell table:style-name="ce3" office:value-type="float" office:value="1.03571019996886" calcext:value-type="float">
            <text:p>1.0357102</text:p>
          </table:table-cell>
          <table:table-cell table:style-name="ce3" office:value-type="float" office:value="1.04363737483105" calcext:value-type="float">
            <text:p>1.04363737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.28" calcext:value-type="float">
            <text:p>77.28</text:p>
          </table:table-cell>
          <table:table-cell office:value-type="float" office:value="0" calcext:value-type="float">
            <text:p>0</text:p>
          </table:table-cell>
          <table:table-cell office:value-type="float" office:value="6.93211444958687" calcext:value-type="float">
            <text:p>6.932114449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00533557159883594" calcext:value-type="float">
            <text:p>0.0053355716</text:p>
          </table:table-cell>
          <table:table-cell office:value-type="float" office:value="0.00442089844996998" calcext:value-type="float">
            <text:p>0.0044208984</text:p>
          </table:table-cell>
          <table:table-cell office:value-type="float" office:value="0.00365867839793199" calcext:value-type="float">
            <text:p>0.0036586784</text:p>
          </table:table-cell>
          <table:table-cell office:value-type="float" office:value="0.00198178519702805" calcext:value-type="float">
            <text:p>0.0019817852</text:p>
          </table:table-cell>
          <table:table-cell office:value-type="float" office:value="0.286138967559858" calcext:value-type="float">
            <text:p>0.2861389676</text:p>
          </table:table-cell>
          <table:table-cell office:value-type="float" office:value="0.945767813581432" calcext:value-type="float">
            <text:p>0.9457678136</text:p>
          </table:table-cell>
          <table:table-cell office:value-type="float" office:value="1.04196047595113" calcext:value-type="float">
            <text:p>1.041960476</text:p>
          </table:table-cell>
          <table:table-cell office:value-type="float" office:value="1.03540535056533" calcext:value-type="float">
            <text:p>1.03540535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1.48" calcext:value-type="float">
            <text:p>81.48</text:p>
          </table:table-cell>
          <table:table-cell office:value-type="float" office:value="0" calcext:value-type="float">
            <text:p>0</text:p>
          </table:table-cell>
          <table:table-cell office:value-type="float" office:value="5.45011740189741" calcext:value-type="float">
            <text:p>5.450117401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float" office:value="0.00121955946597733" calcext:value-type="float">
            <text:p>0.0012195595</text:p>
          </table:table-cell>
          <table:table-cell table:style-name="ce3" office:value-type="float" office:value="0.00426845671116748" calcext:value-type="float">
            <text:p>0.0042684567</text:p>
          </table:table-cell>
          <table:table-cell table:style-name="ce3" office:value-type="float" office:value="0.000152444578308871" calcext:value-type="float">
            <text:p>0.0001524446</text:p>
          </table:table-cell>
          <table:table-cell table:style-name="ce3" office:value-type="float" office:value="0.00213422693583055" calcext:value-type="float">
            <text:p>0.0021342269</text:p>
          </table:table-cell>
          <table:table-cell table:style-name="ce3" office:value-type="float" office:value="0.989367002730858" calcext:value-type="float">
            <text:p>0.9893670027</text:p>
          </table:table-cell>
          <table:table-cell table:style-name="ce3" office:value-type="float" office:value="1.03769203911651" calcext:value-type="float">
            <text:p>1.0376920391</text:p>
          </table:table-cell>
          <table:table-cell table:style-name="ce3" office:value-type="float" office:value="1.03830182878777" calcext:value-type="float">
            <text:p>1.0383018288</text:p>
          </table:table-cell>
          <table:table-cell table:style-name="ce3" office:value-type="float" office:value="1.03753956898264" calcext:value-type="float">
            <text:p>1.0375395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34" calcext:value-type="float">
            <text:p>83.34</text:p>
          </table:table-cell>
          <table:table-cell office:value-type="float" office:value="0" calcext:value-type="float">
            <text:p>0</text:p>
          </table:table-cell>
          <table:table-cell office:value-type="float" office:value="8.84465766756712" calcext:value-type="float">
            <text:p>8.844657667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00924717114892285" calcext:value-type="float">
            <text:p>0.0092471711</text:p>
          </table:table-cell>
          <table:table-cell office:value-type="float" office:value="0.00286480980058911" calcext:value-type="float">
            <text:p>0.0028648098</text:p>
          </table:table-cell>
          <table:table-cell office:value-type="float" office:value="-0.00496809116527695" calcext:value-type="float">
            <text:p>-0.0049680912</text:p>
          </table:table-cell>
          <table:table-cell office:value-type="float" office:value="0.0114229751715511" calcext:value-type="float">
            <text:p>0.0114229752</text:p>
          </table:table-cell>
          <table:table-cell office:value-type="float" office:value="0.538548005498299" calcext:value-type="float">
            <text:p>0.5385480055</text:p>
          </table:table-cell>
          <table:table-cell office:value-type="float" office:value="1.00591092354419" calcext:value-type="float">
            <text:p>1.0059109235</text:p>
          </table:table-cell>
          <table:table-cell office:value-type="float" office:value="1.03622715615979" calcext:value-type="float">
            <text:p>1.0362271562</text:p>
          </table:table-cell>
          <table:table-cell office:value-type="float" office:value="1.02404261472665" calcext:value-type="float">
            <text:p>1.024042614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4.91" calcext:value-type="float">
            <text:p>84.91</text:p>
          </table:table-cell>
          <table:table-cell office:value-type="float" office:value="0" calcext:value-type="float">
            <text:p>0</text:p>
          </table:table-cell>
          <table:table-cell office:value-type="float" office:value="6.9171161872336" calcext:value-type="float">
            <text:p>6.917116187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0.000609781152741849" calcext:value-type="float">
            <text:p>-0.0006097812</text:p>
          </table:table-cell>
          <table:table-cell office:value-type="float" office:value="0.00091467030935959" calcext:value-type="float">
            <text:p>0.0009146703</text:p>
          </table:table-cell>
          <table:table-cell office:value-type="float" office:value="-0.000609781152741849" calcext:value-type="float">
            <text:p>-0.0006097812</text:p>
          </table:table-cell>
          <table:table-cell office:value-type="float" office:value="0.000762222891544353" calcext:value-type="float">
            <text:p>0.0007622229</text:p>
          </table:table-cell>
          <table:table-cell office:value-type="float" office:value="0.0786615415431892" calcext:value-type="float">
            <text:p>0.0786615415</text:p>
          </table:table-cell>
          <table:table-cell office:value-type="float" office:value="1.01817904222877" calcext:value-type="float">
            <text:p>1.0181790422</text:p>
          </table:table-cell>
          <table:table-cell office:value-type="float" office:value="1.05293650830542" calcext:value-type="float">
            <text:p>1.0529365083</text:p>
          </table:table-cell>
          <table:table-cell office:value-type="float" office:value="1.03891152759482" calcext:value-type="float">
            <text:p>1.03891152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86.17" calcext:value-type="float">
            <text:p>86.17</text:p>
          </table:table-cell>
          <table:table-cell office:value-type="float" office:value="0" calcext:value-type="float">
            <text:p>0</text:p>
          </table:table-cell>
          <table:table-cell office:value-type="float" office:value="5.65381102579741" calcext:value-type="float">
            <text:p>5.653811025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00731735395635762" calcext:value-type="float">
            <text:p>0.007317354</text:p>
          </table:table-cell>
          <table:table-cell office:value-type="float" office:value="0.00350623098011676" calcext:value-type="float">
            <text:p>0.003506231</text:p>
          </table:table-cell>
          <table:table-cell office:value-type="float" office:value="0.00106711204816209" calcext:value-type="float">
            <text:p>0.001067112</text:p>
          </table:table-cell>
          <table:table-cell office:value-type="float" office:value="0.00350623098011676" calcext:value-type="float">
            <text:p>0.003506231</text:p>
          </table:table-cell>
          <table:table-cell office:value-type="float" office:value="0.991348751014304" calcext:value-type="float">
            <text:p>0.991348751</text:p>
          </table:table-cell>
          <table:table-cell office:value-type="float" office:value="0.988147423388337" calcext:value-type="float">
            <text:p>0.9881474234</text:p>
          </table:table-cell>
          <table:table-cell office:value-type="float" office:value="1.03738709884877" calcext:value-type="float">
            <text:p>1.0373870988</text:p>
          </table:table-cell>
          <table:table-cell office:value-type="float" office:value="1.04028357707121" calcext:value-type="float">
            <text:p>1.04028357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.59" calcext:value-type="float">
            <text:p>74.59</text:p>
          </table:table-cell>
          <table:table-cell office:value-type="float" office:value="0" calcext:value-type="float">
            <text:p>0</text:p>
          </table:table-cell>
          <table:table-cell office:value-type="float" office:value="7.75575246816556" calcext:value-type="float">
            <text:p>7.755752468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000609781152741849" calcext:value-type="float">
            <text:p>0.0006097812</text:p>
          </table:table-cell>
          <table:table-cell office:value-type="float" office:value="0.00274400524906604" calcext:value-type="float">
            <text:p>0.0027440052</text:p>
          </table:table-cell>
          <table:table-cell office:value-type="float" office:value="-0.000152444578308871" calcext:value-type="float">
            <text:p>-0.0001524446</text:p>
          </table:table-cell>
          <table:table-cell office:value-type="float" office:value="0.0291169598890962" calcext:value-type="float">
            <text:p>0.0291169599</text:p>
          </table:table-cell>
          <table:table-cell office:value-type="float" office:value="1.04455201390584" calcext:value-type="float">
            <text:p>1.0445520139</text:p>
          </table:table-cell>
          <table:table-cell office:value-type="float" office:value="1.02534395728583" calcext:value-type="float">
            <text:p>1.0253439573</text:p>
          </table:table-cell>
          <table:table-cell office:value-type="float" office:value="1.02214262965986" calcext:value-type="float">
            <text:p>1.0221426297</text:p>
          </table:table-cell>
          <table:table-cell office:value-type="float" office:value="1.03479556089407" calcext:value-type="float">
            <text:p>1.03479556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.12" calcext:value-type="float">
            <text:p>80.12</text:p>
          </table:table-cell>
          <table:table-cell office:value-type="float" office:value="0" calcext:value-type="float">
            <text:p>0</text:p>
          </table:table-cell>
          <table:table-cell office:value-type="float" office:value="10.0986453583939" calcext:value-type="float">
            <text:p>10.098645358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000609781152741849" calcext:value-type="float">
            <text:p>0.0006097812</text:p>
          </table:table-cell>
          <table:table-cell office:value-type="float" office:value="0.00259156351026353" calcext:value-type="float">
            <text:p>0.0025915635</text:p>
          </table:table-cell>
          <table:table-cell office:value-type="float" office:value="-0.000152444578308871" calcext:value-type="float">
            <text:p>-0.0001524446</text:p>
          </table:table-cell>
          <table:table-cell office:value-type="float" office:value="0.0487823474045232" calcext:value-type="float">
            <text:p>0.0487823474</text:p>
          </table:table-cell>
          <table:table-cell office:value-type="float" office:value="1.02305726873465" calcext:value-type="float">
            <text:p>1.0230572687</text:p>
          </table:table-cell>
          <table:table-cell office:value-type="float" office:value="1.02199015952599" calcext:value-type="float">
            <text:p>1.0219901595</text:p>
          </table:table-cell>
          <table:table-cell office:value-type="float" office:value="1.03601514023659" calcext:value-type="float">
            <text:p>1.0360151402</text:p>
          </table:table-cell>
          <table:table-cell office:value-type="float" office:value="1.01162391684297" calcext:value-type="float">
            <text:p>1.01162391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.02" calcext:value-type="float">
            <text:p>58.02</text:p>
          </table:table-cell>
          <table:table-cell office:value-type="float" office:value="0" calcext:value-type="float">
            <text:p>0</text:p>
          </table:table-cell>
          <table:table-cell office:value-type="float" office:value="7.41151970378652" calcext:value-type="float">
            <text:p>7.411519703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823202142621085" calcext:value-type="float">
            <text:p>0.0082320214</text:p>
          </table:table-cell>
          <table:table-cell office:value-type="float" office:value="0.00304889440568378" calcext:value-type="float">
            <text:p>0.0030488944</text:p>
          </table:table-cell>
          <table:table-cell office:value-type="float" office:value="-0.000152444578308871" calcext:value-type="float">
            <text:p>-0.0001524446</text:p>
          </table:table-cell>
          <table:table-cell office:value-type="float" office:value="0.00228667435364579" calcext:value-type="float">
            <text:p>0.0022866744</text:p>
          </table:table-cell>
          <table:table-cell office:value-type="float" office:value="0.000457333734926612" calcext:value-type="float">
            <text:p>0.0004573337</text:p>
          </table:table-cell>
          <table:table-cell office:value-type="float" office:value="0.42760778610705" calcext:value-type="float">
            <text:p>0.4276077861</text:p>
          </table:table-cell>
          <table:table-cell office:value-type="float" office:value="1.03616751950625" calcext:value-type="float">
            <text:p>1.0361675195</text:p>
          </table:table-cell>
          <table:table-cell office:value-type="float" office:value="1.0351004102976" calcext:value-type="float">
            <text:p>1.03510041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8.87" calcext:value-type="float">
            <text:p>88.87</text:p>
          </table:table-cell>
          <table:table-cell office:value-type="float" office:value="0" calcext:value-type="float">
            <text:p>0</text:p>
          </table:table-cell>
          <table:table-cell office:value-type="float" office:value="3.49020027619661" calcext:value-type="float">
            <text:p>3.490200276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0.00091467030935959" calcext:value-type="float">
            <text:p>-0.0009146703</text:p>
          </table:table-cell>
          <table:table-cell office:value-type="float" office:value="0.00304889440568378" calcext:value-type="float">
            <text:p>0.0030488944</text:p>
          </table:table-cell>
          <table:table-cell office:value-type="float" office:value="0.00137200120477984" calcext:value-type="float">
            <text:p>0.0013720012</text:p>
          </table:table-cell>
          <table:table-cell office:value-type="float" office:value="0.854453286853416" calcext:value-type="float">
            <text:p>0.8544532869</text:p>
          </table:table-cell>
          <table:table-cell office:value-type="float" office:value="1.03342351141768" calcext:value-type="float">
            <text:p>1.0334235114</text:p>
          </table:table-cell>
          <table:table-cell office:value-type="float" office:value="1.03220402293936" calcext:value-type="float">
            <text:p>1.0322040229</text:p>
          </table:table-cell>
          <table:table-cell office:value-type="float" office:value="1.0346430907602" calcext:value-type="float">
            <text:p>1.0346430908</text:p>
          </table:table-cell>
          <table:table-cell office:value-type="float" office:value="1.02991733438818" calcext:value-type="float">
            <text:p>1.02991733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.1869899486523" calcext:value-type="float">
            <text:p>14.186989948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office:value-type="float" office:value="-0.000525527442632042" calcext:value-type="float">
            <text:p>-0.0005255274</text:p>
          </table:table-cell>
          <table:table-cell table:style-name="ce3" office:value-type="float" office:value="0.00187687653200557" calcext:value-type="float">
            <text:p>0.0018768765</text:p>
          </table:table-cell>
          <table:table-cell table:style-name="ce3" office:value-type="float" office:value="0.728003056953158" calcext:value-type="float">
            <text:p>0.728003057</text:p>
          </table:table-cell>
          <table:table-cell table:style-name="ce3" office:value-type="float" office:value="0.904429409010214" calcext:value-type="float">
            <text:p>0.904429409</text:p>
          </table:table-cell>
          <table:table-cell table:style-name="ce3" office:value-type="float" office:value="0.982807818406223" calcext:value-type="float">
            <text:p>0.9828078184</text:p>
          </table:table-cell>
          <table:table-cell table:style-name="ce3" office:value-type="float" office:value="1.01824322808875" calcext:value-type="float">
            <text:p>1.0182432281</text:p>
          </table:table-cell>
          <table:table-cell table:style-name="ce3" office:value-type="float" office:value="1.01253755990126" calcext:value-type="float">
            <text:p>1.0125375599</text:p>
          </table:table-cell>
          <table:table-cell table:style-name="ce3" office:value-type="float" office:value="0.985660697248199" calcext:value-type="float">
            <text:p>0.98566069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.87" calcext:value-type="float">
            <text:p>57.87</text:p>
          </table:table-cell>
          <table:table-cell office:value-type="float" office:value="0" calcext:value-type="float">
            <text:p>0</text:p>
          </table:table-cell>
          <table:table-cell office:value-type="float" office:value="21.2336621988037" calcext:value-type="float">
            <text:p>21.2336621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1:42:10.103317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Hinkley</meta:initial-creator>
    <meta:creation-date>2014-08-25T13:19:50.951504372</meta:creation-date>
    <dc:date>2014-10-03T11:42:37.287694996</dc:date>
    <dc:creator>Trevor Hinkley</dc:creator>
    <meta:editing-duration>P0D</meta:editing-duration>
    <meta:editing-cycles>3</meta:editing-cycles>
    <meta:generator>LibreOffice/4.2.6.3$Linux_X86_64 LibreOffice_project/420m0$Build-3</meta:generator>
    <meta:document-statistic meta:table-count="1" meta:cell-count="1454" meta:object-count="0"/>
  </office:meta>
</office:document-meta>
</file>